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168cm"/>
    </style:style>
    <style:style style:name="co4" style:family="table-column">
      <style:table-column-properties fo:break-before="auto" style:column-width="2.917cm"/>
    </style:style>
    <style:style style:name="co5" style:family="table-column">
      <style:table-column-properties fo:break-before="auto" style:column-width="4.277cm"/>
    </style:style>
    <style:style style:name="co6" style:family="table-column">
      <style:table-column-properties fo:break-before="auto" style:column-width="0.504cm"/>
    </style:style>
    <style:style style:name="co7" style:family="table-column">
      <style:table-column-properties fo:break-before="auto" style:column-width="4.083cm"/>
    </style:style>
    <style:style style:name="co8" style:family="table-column">
      <style:table-column-properties fo:break-before="auto" style:column-width="2.558cm"/>
    </style:style>
    <style:style style:name="co9" style:family="table-column">
      <style:table-column-properties fo:break-before="auto" style:column-width="0.859cm"/>
    </style:style>
    <style:style style:name="co10" style:family="table-column">
      <style:table-column-properties fo:break-before="auto" style:column-width="0.915cm"/>
    </style:style>
    <style:style style:name="co11" style:family="table-column">
      <style:table-column-properties fo:break-before="auto" style:column-width="4.078cm"/>
    </style:style>
    <style:style style:name="co12" style:family="table-column">
      <style:table-column-properties fo:break-before="auto" style:column-width="1.609cm"/>
    </style:style>
    <style:style style:name="co13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 fo:border="none"/>
    </style:style>
    <style:style style:name="ce2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order-left="none" fo:border-right="none" fo:border-top="none"/>
    </style:style>
    <style:style style:name="ce4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 style:data-style-name="N109"/>
    <style:style style:name="ce9" style:family="table-cell" style:parent-style-name="Default" style:data-style-name="N11"/>
    <style:style style:name="ce10" style:family="table-cell" style:parent-style-name="Default" style:data-style-name="N114"/>
    <style:style style:name="ce11" style:family="table-cell" style:parent-style-name="Default" style:data-style-name="N113"/>
    <style:style style:name="ta_extref" style:family="table">
      <style:table-properties table:display="false"/>
    </style:style>
  </office:automatic-styles>
  <office:body>
    <office:spreadsheet>
      <table:table table:name="Original Resul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row table:style-name="ro1">
          <table:table-cell office:value-type="string">
            <text:p>% generator: <text:s text:c="2"/>scytherP version 0.1.0 r62475, (C) Simon Meier, ETH Zurich 2009</text:p>
          </table:table-cell>
          <table:table-cell table:number-columns-repeated="13"/>
        </table:table-row>
        <table:table-row table:style-name="ro1">
          <table:table-cell office:value-type="string">
            <text:p>% command: <text:s text:c="4"/>scytherP --report=results.txt --ASCII --timeout=0 --no-soundness-check --hide=auto --shortest --Output=output_SR protocols/comparison_Isabelle_OFMC/Andrew.spthy protocols/comparison_Isabelle_OFMC/Bilateral-Key_Exchange.spthy protocols/comparison_Isabelle_OFMC/Denning-Sacco.spthy protocols/comparison_Isabelle_OFMC/nsl.spthy protocols/comparison_Isabelle_OFMC/tls-simplified.spthy protocols/comparison_Isabelle_OFMC/WideMouthFrog.spthy protocols/auto_properties/Yahalom2.spthy protocols/auto_properties/TLS_paulson.spthy protocols/auto_properties/KerberosV_autoprops.spthy protocols/clean/KerberosV.spthy --isabelle --isabelle-threads=1</text:p>
          </table:table-cell>
          <table:table-cell table:number-columns-repeated="13"/>
        </table:table-row>
        <table:table-row table:style-name="ro1">
          <table:table-cell office:value-type="string">
            <text:p>% date: <text:s text:c="7"/>2010-01-31 19:04:43.42484 UTC</text:p>
          </table:table-cell>
          <table:table-cell table:number-columns-repeated="13"/>
        </table:table-row>
        <table:table-row table:style-name="ro1">
          <table:table-cell office:value-type="string">
            <text:p>% system: <text:s text:c="5"/>i386/linux</text:p>
          </table:table-cell>
          <table:table-cell table:number-columns-repeated="13"/>
        </table:table-row>
        <table:table-row table:style-name="ro1">
          <table:table-cell office:value-type="string">
            <text:p>% input revs.: 62444, 0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Protocol <text:s text:c="14"/></text:p>
          </table:table-cell>
          <table:table-cell office:value-type="string">
            <text:p><text:s/>Revision </text:p>
          </table:table-cell>
          <table:table-cell office:value-type="string">
            <text:p><text:s/>#sec. </text:p>
          </table:table-cell>
          <table:table-cell office:value-type="string">
            <text:p><text:s/>#auth. </text:p>
          </table:table-cell>
          <table:table-cell office:value-type="string">
            <text:p><text:s/>#other </text:p>
          </table:table-cell>
          <table:table-cell office:value-type="string">
            <text:p><text:s/>Generation Time </text:p>
          </table:table-cell>
          <table:table-cell office:value-type="string">
            <text:p><text:s/>#chain rules </text:p>
          </table:table-cell>
          <table:table-cell office:value-type="string">
            <text:p><text:s/>#forward resolutions </text:p>
          </table:table-cell>
          <table:table-cell office:value-type="string">
            <text:p><text:s/>#missing proofs </text:p>
          </table:table-cell>
          <table:table-cell office:value-type="string">
            <text:p><text:s/>Checking Time </text:p>
          </table:table-cell>
          <table:table-cell office:value-type="string">
            <text:p><text:s/>Isabelle Status </text:p>
          </table:table-cell>
          <table:table-cell office:value-type="string">
            <text:p><text:s/>Isabelle Message\\</text:p>
          </table:table-cell>
          <table:table-cell table:number-columns-repeated="2"/>
        </table:table-row>
        <table:table-row table:style-name="ro1">
          <table:table-cell office:value-type="string">
            <text:p>Andrew <text:s text:c="16"/></text:p>
          </table:table-cell>
          <table:table-cell office:value-type="float" office:value="62444">
            <text:p>6244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 text:c="7"/>0.031163s 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<text:s text:c="4"/>12.965516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  <table:table-cell table:number-columns-repeated="2"/>
        </table:table-row>
        <table:table-row table:style-name="ro1">
          <table:table-cell office:value-type="string">
            <text:p>Bilateral-Key_Exchange </text:p>
          </table:table-cell>
          <table:table-cell office:value-type="float" office:value="62444">
            <text:p>6244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 text:c="8"/>0.02373s 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<text:s text:c="4"/>16.285306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  <table:table-cell table:number-columns-repeated="2"/>
        </table:table-row>
        <table:table-row table:style-name="ro1">
          <table:table-cell office:value-type="string">
            <text:p>Denning-Sacco <text:s text:c="9"/></text:p>
          </table:table-cell>
          <table:table-cell office:value-type="float" office:value="62444">
            <text:p>6244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 text:c="7"/>0.382805s 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<text:s text:c="4"/>71.923398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  <table:table-cell table:number-columns-repeated="2"/>
        </table:table-row>
        <table:table-row table:style-name="ro1">
          <table:table-cell office:value-type="string">
            <text:p>nsl <text:s text:c="19"/></text:p>
          </table:table-cell>
          <table:table-cell office:value-type="float" office:value="62444">
            <text:p>6244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 text:c="7"/>0.035129s 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<text:s text:c="4"/>14.621604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  <table:table-cell table:number-columns-repeated="2"/>
        </table:table-row>
        <table:table-row table:style-name="ro1">
          <table:table-cell office:value-type="string">
            <text:p>tls-simplified <text:s text:c="8"/></text:p>
          </table:table-cell>
          <table:table-cell office:value-type="float" office:value="62444">
            <text:p>6244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 text:c="7"/>0.135668s 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<text:s text:c="5"/>18.65827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  <table:table-cell table:number-columns-repeated="2"/>
        </table:table-row>
        <table:table-row table:style-name="ro1">
          <table:table-cell office:value-type="string">
            <text:p>WideMouthFrog <text:s text:c="9"/></text:p>
          </table:table-cell>
          <table:table-cell office:value-type="float" office:value="62444">
            <text:p>6244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 text:c="8"/>0.05824s 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<text:s text:c="4"/>17.758569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  <table:table-cell table:number-columns-repeated="2"/>
        </table:table-row>
        <table:table-row table:style-name="ro1">
          <table:table-cell office:value-type="string">
            <text:p>Yahalom2 <text:s text:c="14"/></text:p>
          </table:table-cell>
          <table:table-cell office:value-type="float" office:value="62444">
            <text:p>6244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 text:c="7"/>0.176046s 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<text:s text:c="4"/>36.446706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  <table:table-cell table:number-columns-repeated="2"/>
        </table:table-row>
        <table:table-row table:style-name="ro1">
          <table:table-cell office:value-type="string">
            <text:p>TLS_paulson <text:s text:c="11"/></text:p>
          </table:table-cell>
          <table:table-cell office:value-type="float" office:value="62444">
            <text:p>6244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 text:c="8"/>0.33181s 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<text:s text:c="3"/>101.108147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  <table:table-cell table:number-columns-repeated="2"/>
        </table:table-row>
        <table:table-row table:style-name="ro1">
          <table:table-cell office:value-type="string">
            <text:p>KerberosV_autoprops <text:s text:c="3"/>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<text:s text:c="6"/>34.021585s 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<text:s text:c="3"/>191.487009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  <table:table-cell table:number-columns-repeated="2"/>
        </table:table-row>
        <table:table-row table:style-name="ro1">
          <table:table-cell office:value-type="string">
            <text:p>KerberosV <text:s text:c="13"/></text:p>
          </table:table-cell>
          <table:table-cell office:value-type="float" office:value="62444">
            <text:p>62444</text:p>
          </table:table-cell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<text:s text:c="7"/>2.903349s 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<text:s text:c="4"/>177.53057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% generator: <text:s text:c="2"/>scytherP version 0.1.0 r62475, (C) Simon Meier, ETH Zurich 2009</text:p>
          </table:table-cell>
          <table:table-cell table:number-columns-repeated="13"/>
        </table:table-row>
        <table:table-row table:style-name="ro1">
          <table:table-cell office:value-type="string">
            <text:p>% command: <text:s text:c="4"/>scytherP --report=results.txt --ASCII --timeout=0 --no-soundness-check --hide=auto --shortest --Output=output_SR protocols/comparison_Isabelle_OFMC/Andrew.spthy protocols/comparison_Isabelle_OFMC/Bilateral-Key_Exchange.spthy protocols/comparison_Isabelle_OFMC/Denning-Sacco.spthy protocols/comparison_Isabelle_OFMC/nsl.spthy protocols/comparison_Isabelle_OFMC/tls-simplified.spthy protocols/comparison_Isabelle_OFMC/WideMouthFrog.spthy protocols/auto_properties/Yahalom2.spthy protocols/auto_properties/TLS_paulson.spthy protocols/auto_properties/KerberosV_autoprops.spthy protocols/clean/KerberosV.spthy --isabelle</text:p>
          </table:table-cell>
          <table:table-cell table:number-columns-repeated="13"/>
        </table:table-row>
        <table:table-row table:style-name="ro1">
          <table:table-cell office:value-type="string">
            <text:p>% date: <text:s text:c="7"/>2010-01-31 19:15:40.227556 UTC</text:p>
          </table:table-cell>
          <table:table-cell table:number-columns-repeated="13"/>
        </table:table-row>
        <table:table-row table:style-name="ro1">
          <table:table-cell office:value-type="string">
            <text:p>% system: <text:s text:c="5"/>i386/linux</text:p>
          </table:table-cell>
          <table:table-cell table:number-columns-repeated="13"/>
        </table:table-row>
        <table:table-row table:style-name="ro1">
          <table:table-cell office:value-type="string">
            <text:p>% input revs.: 62444, 0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Protocol <text:s text:c="14"/></text:p>
          </table:table-cell>
          <table:table-cell office:value-type="string">
            <text:p><text:s/>Revision </text:p>
          </table:table-cell>
          <table:table-cell office:value-type="string">
            <text:p><text:s/>#sec. </text:p>
          </table:table-cell>
          <table:table-cell office:value-type="string">
            <text:p><text:s/>#auth. </text:p>
          </table:table-cell>
          <table:table-cell office:value-type="string">
            <text:p><text:s/>#other </text:p>
          </table:table-cell>
          <table:table-cell office:value-type="string">
            <text:p><text:s/>Generation Time </text:p>
          </table:table-cell>
          <table:table-cell office:value-type="string">
            <text:p><text:s/>#chain rules </text:p>
          </table:table-cell>
          <table:table-cell office:value-type="string">
            <text:p><text:s/>#forward resolutions </text:p>
          </table:table-cell>
          <table:table-cell office:value-type="string">
            <text:p><text:s/>#missing proofs </text:p>
          </table:table-cell>
          <table:table-cell office:value-type="string">
            <text:p><text:s/>Checking Time </text:p>
          </table:table-cell>
          <table:table-cell office:value-type="string">
            <text:p><text:s/>Isabelle Status </text:p>
          </table:table-cell>
          <table:table-cell office:value-type="string">
            <text:p><text:s/>Isabelle Message\\</text:p>
          </table:table-cell>
          <table:table-cell table:number-columns-repeated="2"/>
        </table:table-row>
        <table:table-row table:style-name="ro1">
          <table:table-cell office:value-type="string">
            <text:p>Andrew <text:s text:c="16"/></text:p>
          </table:table-cell>
          <table:table-cell office:value-type="float" office:value="62444">
            <text:p>6244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 text:c="7"/>0.026789s 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<text:s text:c="4"/>11.055646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  <table:table-cell table:number-columns-repeated="2"/>
        </table:table-row>
        <table:table-row table:style-name="ro1">
          <table:table-cell office:value-type="string">
            <text:p>Bilateral-Key_Exchange </text:p>
          </table:table-cell>
          <table:table-cell office:value-type="float" office:value="62444">
            <text:p>6244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 text:c="7"/>0.027383s 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<text:s text:c="4"/>12.813533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  <table:table-cell table:number-columns-repeated="2"/>
        </table:table-row>
        <table:table-row table:style-name="ro1">
          <table:table-cell office:value-type="string">
            <text:p>Denning-Sacco <text:s text:c="9"/></text:p>
          </table:table-cell>
          <table:table-cell office:value-type="float" office:value="62444">
            <text:p>6244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 text:c="7"/>0.383957s 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<text:s text:c="4"/>55.024993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  <table:table-cell table:number-columns-repeated="2"/>
        </table:table-row>
        <table:table-row table:style-name="ro1">
          <table:table-cell office:value-type="string">
            <text:p>nsl <text:s text:c="19"/></text:p>
          </table:table-cell>
          <table:table-cell office:value-type="float" office:value="62444">
            <text:p>6244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 text:c="7"/>0.034457s 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<text:s text:c="4"/>11.986329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  <table:table-cell table:number-columns-repeated="2"/>
        </table:table-row>
        <table:table-row table:style-name="ro1">
          <table:table-cell office:value-type="string">
            <text:p>tls-simplified <text:s text:c="8"/></text:p>
          </table:table-cell>
          <table:table-cell office:value-type="float" office:value="62444">
            <text:p>6244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 text:c="7"/>0.138792s 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<text:s text:c="4"/>15.210843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  <table:table-cell table:number-columns-repeated="2"/>
        </table:table-row>
        <table:table-row table:style-name="ro1">
          <table:table-cell office:value-type="string">
            <text:p>WideMouthFrog <text:s text:c="9"/></text:p>
          </table:table-cell>
          <table:table-cell office:value-type="float" office:value="62444">
            <text:p>6244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 text:c="7"/>0.059443s 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<text:s text:c="4"/>15.207953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  <table:table-cell table:number-columns-repeated="2"/>
        </table:table-row>
        <table:table-row table:style-name="ro1">
          <table:table-cell office:value-type="string">
            <text:p>Yahalom2 <text:s text:c="14"/></text:p>
          </table:table-cell>
          <table:table-cell office:value-type="float" office:value="62444">
            <text:p>6244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 text:c="7"/>0.176064s 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<text:s text:c="4"/>28.099982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  <table:table-cell table:number-columns-repeated="2"/>
        </table:table-row>
        <table:table-row table:style-name="ro1">
          <table:table-cell office:value-type="string">
            <text:p>TLS_paulson <text:s text:c="11"/></text:p>
          </table:table-cell>
          <table:table-cell office:value-type="float" office:value="62444">
            <text:p>6244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 text:c="7"/>0.331315s 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<text:s text:c="4"/>75.604641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  <table:table-cell table:number-columns-repeated="2"/>
        </table:table-row>
        <table:table-row table:style-name="ro1">
          <table:table-cell office:value-type="string">
            <text:p>KerberosV_autoprops <text:s text:c="3"/>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<text:s text:c="6"/>33.860531s 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<text:s text:c="3"/>145.567761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  <table:table-cell table:number-columns-repeated="2"/>
        </table:table-row>
        <table:table-row table:style-name="ro1">
          <table:table-cell office:value-type="string">
            <text:p>KerberosV <text:s text:c="13"/></text:p>
          </table:table-cell>
          <table:table-cell office:value-type="float" office:value="62444">
            <text:p>62444</text:p>
          </table:table-cell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<text:s text:c="7"/>2.892756s 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<text:s text:c="4"/>132.04585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  <table:table-cell table:number-columns-repeated="2"/>
        </table:table-row>
      </table:table>
      <table:table table:name="Base Data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ce8"/>
        <table:table-column table:style-name="co8" table:default-cell-style-name="ce8"/>
        <table:table-column table:style-name="co2" table:default-cell-style-name="ce8"/>
        <table:table-column table:style-name="co2" table:number-columns-repeated="4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column table:style-name="co10" table:default-cell-style-name="Default"/>
        <table:table-column table:style-name="co2" table:number-columns-repeated="5" table:default-cell-style-name="Default"/>
        <table:table-column table:style-name="co9" table:default-cell-style-name="Default"/>
        <table:table-column table:style-name="co2" table:number-columns-repeated="1001" table:default-cell-style-name="Default"/>
        <table:table-row table:style-name="ro2">
          <table:table-cell table:style-name="ce1"/>
          <table:table-cell table:style-name="ce4" office:value-type="string">
            <text:p>Base Data</text:p>
          </table:table-cell>
          <table:table-cell table:style-name="ce1" table:number-columns-repeated="1022"/>
        </table:table-row>
        <table:table-row table:style-name="ro1">
          <table:table-cell table:style-name="ce1" table:number-columns-repeated="5"/>
          <table:table-cell table:style-name="ce1" office:value-type="float" office:value="7">
            <text:p>7</text:p>
          </table:table-cell>
          <table:table-cell office:value-type="float" office:value="7">
            <text:p>7</text:p>
          </table:table-cell>
          <table:table-cell table:style-name="ce1" office:value-type="string">
            <text:p>SR</text:p>
          </table:table-cell>
          <table:table-cell table:style-name="ce1" office:value-type="string">
            <text:p>Single-threaded</text:p>
          </table:table-cell>
          <table:table-cell table:style-name="ce1" table:number-columns-repeated="2"/>
          <table:table-cell table:style-name="ce1" office:value-type="float" office:value="26">
            <text:p>26</text:p>
          </table:table-cell>
          <table:table-cell office:value-type="float" office:value="26">
            <text:p>26</text:p>
          </table:table-cell>
          <table:table-cell table:style-name="ce1" office:value-type="string">
            <text:p>SN</text:p>
          </table:table-cell>
          <table:table-cell table:style-name="ce1" office:value-type="string">
            <text:p>Multi-threaded</text:p>
          </table:table-cell>
          <table:table-cell table:style-name="ce1" table:number-columns-repeated="2"/>
          <table:table-cell table:style-name="ce1" office:value-type="float" office:value="43">
            <text:p>43</text:p>
          </table:table-cell>
          <table:table-cell office:value-type="float" office:value="118">
            <text:p>118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first with reuse</text:p>
          </table:table-cell>
          <table:table-cell table:style-name="ce1" table:number-columns-repeated="2"/>
          <table:table-cell table:style-name="ce1" office:value-type="float" office:value="62">
            <text:p>62</text:p>
          </table:table-cell>
          <table:table-cell office:value-type="float" office:value="136">
            <text:p>136</text:p>
          </table:table-cell>
          <table:table-cell table:style-name="ce1" office:value-type="string">
            <text:p>FN</text:p>
          </table:table-cell>
          <table:table-cell table:style-name="ce1" office:value-type="string">
            <text:p>first without reuse</text:p>
          </table:table-cell>
          <table:table-cell table:style-name="ce1" table:number-columns-repeated="997"/>
        </table:table-row>
        <table:table-row table:style-name="ro1">
          <table:table-cell table:style-name="ce2"/>
          <table:table-cell table:style-name="ce2" office:value-type="string">
            <text:p>Protocol</text:p>
          </table:table-cell>
          <table:table-cell table:style-name="ce2" office:value-type="string">
            <text:p>#sec</text:p>
          </table:table-cell>
          <table:table-cell table:style-name="ce2" office:value-type="string">
            <text:p>#auth</text:p>
          </table:table-cell>
          <table:table-cell table:style-name="ce2" office:value-type="string">
            <text:p>#other</text:p>
          </table:table-cell>
          <table:table-cell table:style-name="ce2" office:value-type="string">
            <text:p>generation</text:p>
          </table:table-cell>
          <table:table-cell table:style-name="ce2" office:value-type="string">
            <text:p>checking</text:p>
          </table:table-cell>
          <table:table-cell table:style-name="ce2" office:value-type="string">
            <text:p>outcome</text:p>
          </table:table-cell>
          <table:table-cell table:style-name="ce2" office:value-type="string">
            <text:p>#chain</text:p>
          </table:table-cell>
          <table:table-cell table:style-name="ce2" office:value-type="string">
            <text:p>#forward</text:p>
          </table:table-cell>
          <table:table-cell table:style-name="ce2"/>
          <table:table-cell table:style-name="ce2" office:value-type="string">
            <text:p>generation</text:p>
          </table:table-cell>
          <table:table-cell table:style-name="ce2" office:value-type="string">
            <text:p>checking</text:p>
          </table:table-cell>
          <table:table-cell table:style-name="ce2" office:value-type="string">
            <text:p>outcome</text:p>
          </table:table-cell>
          <table:table-cell table:style-name="ce2" office:value-type="string">
            <text:p>#chain</text:p>
          </table:table-cell>
          <table:table-cell table:style-name="ce2" office:value-type="string">
            <text:p>#forward</text:p>
          </table:table-cell>
          <table:table-cell table:style-name="ce1"/>
          <table:table-cell table:style-name="ce2" office:value-type="string">
            <text:p>generation</text:p>
          </table:table-cell>
          <table:table-cell table:style-name="ce2" office:value-type="string">
            <text:p>checking</text:p>
          </table:table-cell>
          <table:table-cell table:style-name="ce2" office:value-type="string">
            <text:p>outcome</text:p>
          </table:table-cell>
          <table:table-cell table:style-name="ce2" office:value-type="string">
            <text:p>#chain</text:p>
          </table:table-cell>
          <table:table-cell table:style-name="ce2" office:value-type="string">
            <text:p>#forward</text:p>
          </table:table-cell>
          <table:table-cell table:style-name="ce2"/>
          <table:table-cell table:style-name="ce2" office:value-type="string">
            <text:p>generation</text:p>
          </table:table-cell>
          <table:table-cell table:style-name="ce2" office:value-type="string">
            <text:p>checking</text:p>
          </table:table-cell>
          <table:table-cell table:style-name="ce2" office:value-type="string">
            <text:p>outcome</text:p>
          </table:table-cell>
          <table:table-cell table:style-name="ce2" office:value-type="string">
            <text:p>#chain</text:p>
          </table:table-cell>
          <table:table-cell table:style-name="ce2" office:value-type="string">
            <text:p>#forward</text:p>
          </table:table-cell>
          <table:table-cell table:style-name="ce2" table:number-columns-repeated="99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TRIM(INDIRECT(CONCATENATE(&quot;'Original Results'.$A&quot;; [.F$2]+[.$A4])))" office:value-type="string" office:string-value="Andrew">
            <text:p>Andrew</text:p>
          </table:table-cell>
          <table:table-cell table:style-name="ce1" table:formula="of:=INDIRECT(CONCATENATE(&quot;'Original Results'.$C&quot;; [.F$2]+[.$A4]))" office:value-type="float" office:value="2">
            <text:p>2</text:p>
          </table:table-cell>
          <table:table-cell table:style-name="ce1" table:formula="of:=INDIRECT(CONCATENATE(&quot;'Original Results'.$D&quot;; [.F$2]+[.$A4]))" office:value-type="float" office:value="2">
            <text:p>2</text:p>
          </table:table-cell>
          <table:table-cell table:style-name="ce1" table:formula="of:=INDIRECT(CONCATENATE(&quot;'Original Results'.$E&quot;; [.F$2]+[.$A4]))" office:value-type="float" office:value="1">
            <text:p>1</text:p>
          </table:table-cell>
          <table:table-cell table:style-name="ce1" table:formula="of:=VALUE(MID(INDIRECT(CONCATENATE(&quot;'Original Results'.$F&quot;; [.F$2]+[.$A4]));1;LEN(INDIRECT(CONCATENATE(&quot;'Original Results'.$F&quot;; [.F$2]+[.$A4]))) - 2))" office:value-type="float" office:value="0.031163">
            <text:p>0.03</text:p>
          </table:table-cell>
          <table:table-cell table:style-name="ce1" table:formula="of:=VALUE(MID(INDIRECT(CONCATENATE(&quot;'Original Results'.$J&quot;; [.G$2]+[.$A4]));1;LEN(INDIRECT(CONCATENATE(&quot;'Original Results'.$J&quot;; [.G$2]+[.$A4]))) - 2))" office:value-type="float" office:value="12.965516">
            <text:p>12.97</text:p>
          </table:table-cell>
          <table:table-cell table:style-name="ce1" table:formula="of:=TRIM(INDIRECT(CONCATENATE(&quot;'Original Results'.$K&quot;; [.G$2]+[.$A4])))" office:value-type="string" office:string-value="checked">
            <text:p>checked</text:p>
          </table:table-cell>
          <table:table-cell table:style-name="ce1" table:formula="of:=INDIRECT(CONCATENATE(&quot;'Original Results'.$G&quot;; [.F$2]+[.$A4]))" office:value-type="float" office:value="10">
            <text:p>10</text:p>
          </table:table-cell>
          <table:table-cell table:style-name="ce1" table:formula="of:=INDIRECT(CONCATENATE(&quot;'Original Results'.$H&quot;; [.F$2]+[.$A4]))" office:value-type="float" office:value="7">
            <text:p>7</text:p>
          </table:table-cell>
          <table:table-cell table:style-name="ce1"/>
          <table:table-cell table:style-name="ce1" table:formula="of:=VALUE(MID(INDIRECT(CONCATENATE(&quot;'Original Results'.$F&quot;; [.L$2]+[.$A4]));1;LEN(INDIRECT(CONCATENATE(&quot;'Original Results'.$F&quot;; [.L$2]+[.$A4]))) - 2))" office:value-type="float" office:value="0.026789">
            <text:p>0.03</text:p>
          </table:table-cell>
          <table:table-cell table:style-name="ce1" table:formula="of:=VALUE(MID(INDIRECT(CONCATENATE(&quot;'Original Results'.$J&quot;; [.M$2]+[.$A4]));1;LEN(INDIRECT(CONCATENATE(&quot;'Original Results'.$J&quot;; [.M$2]+[.$A4]))) - 2))" office:value-type="float" office:value="11.055646">
            <text:p>11.06</text:p>
          </table:table-cell>
          <table:table-cell table:style-name="ce1" table:formula="of:=TRIM(INDIRECT(CONCATENATE(&quot;'Original Results'.$K&quot;; [.M$2]+[.$A4])))" office:value-type="string" office:string-value="checked">
            <text:p>checked</text:p>
          </table:table-cell>
          <table:table-cell table:style-name="ce1" table:formula="of:=INDIRECT(CONCATENATE(&quot;'Original Results'.$G&quot;; [.L$2]+[.$A4]))" office:value-type="float" office:value="10">
            <text:p>10</text:p>
          </table:table-cell>
          <table:table-cell table:style-name="ce1" table:formula="of:=INDIRECT(CONCATENATE(&quot;'Original Results'.$H&quot;; [.L$2]+[.$A4]))" office:value-type="float" office:value="7">
            <text:p>7</text:p>
          </table:table-cell>
          <table:table-cell table:style-name="ce1"/>
          <table:table-cell table:style-name="ce1" table:formula="of:=VALUE(MID(INDIRECT(CONCATENATE(&quot;'Original Results'.$F&quot;; [.R$2]+[.$A4]));1;LEN(INDIRECT(CONCATENATE(&quot;'Original Results'.$F&quot;; [.R$2]+[.$A4]))) - 2))" office:value-type="float" office:value="0">
            <text:p>Err:502</text:p>
          </table:table-cell>
          <table:table-cell table:style-name="ce1" table:formula="of:=VALUE(MID(INDIRECT(CONCATENATE(&quot;'Original Results'.$J&quot;; [.S$2]+[.$A4]));1;LEN(INDIRECT(CONCATENATE(&quot;'Original Results'.$J&quot;; [.S$2]+[.$A4]))) - 2))" office:value-type="float" office:value="0">
            <text:p>Err:502</text:p>
          </table:table-cell>
          <table:table-cell table:style-name="ce1" table:formula="of:=TRIM(INDIRECT(CONCATENATE(&quot;'Original Results'.$K&quot;; [.S$2]+[.$A4])))">
            <text:p/>
          </table:table-cell>
          <table:table-cell table:style-name="ce1" table:formula="of:=INDIRECT(CONCATENATE(&quot;'Original Results'.$G&quot;; [.R$2]+[.$A4]))" office:value-type="float" office:value="0">
            <text:p>0</text:p>
          </table:table-cell>
          <table:table-cell table:style-name="ce1" table:formula="of:=INDIRECT(CONCATENATE(&quot;'Original Results'.$H&quot;; [.R$2]+[.$A4]))" office:value-type="float" office:value="0">
            <text:p>0</text:p>
          </table:table-cell>
          <table:table-cell table:style-name="ce1"/>
          <table:table-cell table:style-name="ce1" table:formula="of:=VALUE(MID(INDIRECT(CONCATENATE(&quot;'Original Results'.$F&quot;; [.X$2]+[.$A4]));1;LEN(INDIRECT(CONCATENATE(&quot;'Original Results'.$F&quot;; [.X$2]+[.$A4]))) - 2))" office:value-type="float" office:value="0">
            <text:p>Err:502</text:p>
          </table:table-cell>
          <table:table-cell table:style-name="ce1" table:formula="of:=VALUE(MID(INDIRECT(CONCATENATE(&quot;'Original Results'.$J&quot;; [.Y$2]+[.$A4]));1;LEN(INDIRECT(CONCATENATE(&quot;'Original Results'.$J&quot;; [.Y$2]+[.$A4]))) - 2))" office:value-type="float" office:value="0">
            <text:p>Err:502</text:p>
          </table:table-cell>
          <table:table-cell table:style-name="ce1" table:formula="of:=TRIM(INDIRECT(CONCATENATE(&quot;'Original Results'.$K&quot;; [.Y$2]+[.$A4])))">
            <text:p/>
          </table:table-cell>
          <table:table-cell table:style-name="ce1" table:formula="of:=INDIRECT(CONCATENATE(&quot;'Original Results'.$G&quot;; [.X$2]+[.$A4]))" office:value-type="float" office:value="0">
            <text:p>0</text:p>
          </table:table-cell>
          <table:table-cell table:style-name="ce1" table:formula="of:=INDIRECT(CONCATENATE(&quot;'Original Results'.$H&quot;; [.X$2]+[.$A4]))" office:value-type="float" office:value="0">
            <text:p>0</text:p>
          </table:table-cell>
          <table:table-cell table:style-name="ce1" table:number-columns-repeated="99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table:formula="of:=TRIM(INDIRECT(CONCATENATE(&quot;'Original Results'.$A&quot;; [.F$2]+[.$A5])))" office:value-type="string" office:string-value="Bilateral-Key_Exchange">
            <text:p>Bilateral-Key_Exchange</text:p>
          </table:table-cell>
          <table:table-cell table:style-name="ce1" table:formula="of:=INDIRECT(CONCATENATE(&quot;'Original Results'.$C&quot;; [.F$2]+[.$A5]))" office:value-type="float" office:value="2">
            <text:p>2</text:p>
          </table:table-cell>
          <table:table-cell table:style-name="ce1" table:formula="of:=INDIRECT(CONCATENATE(&quot;'Original Results'.$D&quot;; [.F$2]+[.$A5]))" office:value-type="float" office:value="2">
            <text:p>2</text:p>
          </table:table-cell>
          <table:table-cell table:style-name="ce1" table:formula="of:=INDIRECT(CONCATENATE(&quot;'Original Results'.$E&quot;; [.F$2]+[.$A5]))" office:value-type="float" office:value="1">
            <text:p>1</text:p>
          </table:table-cell>
          <table:table-cell table:style-name="ce1" table:formula="of:=VALUE(MID(INDIRECT(CONCATENATE(&quot;'Original Results'.$F&quot;; [.F$2]+[.$A5]));1;LEN(INDIRECT(CONCATENATE(&quot;'Original Results'.$F&quot;; [.F$2]+[.$A5]))) - 2))" office:value-type="float" office:value="0.02373">
            <text:p>0.02</text:p>
          </table:table-cell>
          <table:table-cell table:style-name="ce1" table:formula="of:=VALUE(MID(INDIRECT(CONCATENATE(&quot;'Original Results'.$J&quot;; [.G$2]+[.$A5]));1;LEN(INDIRECT(CONCATENATE(&quot;'Original Results'.$J&quot;; [.G$2]+[.$A5]))) - 2))" office:value-type="float" office:value="16.285306">
            <text:p>16.29</text:p>
          </table:table-cell>
          <table:table-cell table:style-name="ce1" table:formula="of:=TRIM(INDIRECT(CONCATENATE(&quot;'Original Results'.$K&quot;; [.G$2]+[.$A5])))" office:value-type="string" office:string-value="checked">
            <text:p>checked</text:p>
          </table:table-cell>
          <table:table-cell table:style-name="ce1" table:formula="of:=INDIRECT(CONCATENATE(&quot;'Original Results'.$G&quot;; [.F$2]+[.$A5]))" office:value-type="float" office:value="16">
            <text:p>16</text:p>
          </table:table-cell>
          <table:table-cell table:style-name="ce1" table:formula="of:=INDIRECT(CONCATENATE(&quot;'Original Results'.$H&quot;; [.F$2]+[.$A5]))" office:value-type="float" office:value="12">
            <text:p>12</text:p>
          </table:table-cell>
          <table:table-cell table:style-name="ce1"/>
          <table:table-cell table:style-name="ce1" table:formula="of:=VALUE(MID(INDIRECT(CONCATENATE(&quot;'Original Results'.$F&quot;; [.L$2]+[.$A5]));1;LEN(INDIRECT(CONCATENATE(&quot;'Original Results'.$F&quot;; [.L$2]+[.$A5]))) - 2))" office:value-type="float" office:value="0.027383">
            <text:p>0.03</text:p>
          </table:table-cell>
          <table:table-cell table:style-name="ce1" table:formula="of:=VALUE(MID(INDIRECT(CONCATENATE(&quot;'Original Results'.$J&quot;; [.M$2]+[.$A5]));1;LEN(INDIRECT(CONCATENATE(&quot;'Original Results'.$J&quot;; [.M$2]+[.$A5]))) - 2))" office:value-type="float" office:value="12.813533">
            <text:p>12.81</text:p>
          </table:table-cell>
          <table:table-cell table:style-name="ce1" table:formula="of:=TRIM(INDIRECT(CONCATENATE(&quot;'Original Results'.$K&quot;; [.M$2]+[.$A5])))" office:value-type="string" office:string-value="checked">
            <text:p>checked</text:p>
          </table:table-cell>
          <table:table-cell table:style-name="ce1" table:formula="of:=INDIRECT(CONCATENATE(&quot;'Original Results'.$G&quot;; [.L$2]+[.$A5]))" office:value-type="float" office:value="16">
            <text:p>16</text:p>
          </table:table-cell>
          <table:table-cell table:style-name="ce1" table:formula="of:=INDIRECT(CONCATENATE(&quot;'Original Results'.$H&quot;; [.L$2]+[.$A5]))" office:value-type="float" office:value="12">
            <text:p>12</text:p>
          </table:table-cell>
          <table:table-cell table:style-name="ce1"/>
          <table:table-cell table:style-name="ce1" table:formula="of:=VALUE(MID(INDIRECT(CONCATENATE(&quot;'Original Results'.$F&quot;; [.R$2]+[.$A5]));1;LEN(INDIRECT(CONCATENATE(&quot;'Original Results'.$F&quot;; [.R$2]+[.$A5]))) - 2))" office:value-type="float" office:value="0">
            <text:p>Err:502</text:p>
          </table:table-cell>
          <table:table-cell table:style-name="ce1" table:formula="of:=VALUE(MID(INDIRECT(CONCATENATE(&quot;'Original Results'.$J&quot;; [.S$2]+[.$A5]));1;LEN(INDIRECT(CONCATENATE(&quot;'Original Results'.$J&quot;; [.S$2]+[.$A5]))) - 2))" office:value-type="float" office:value="0">
            <text:p>Err:502</text:p>
          </table:table-cell>
          <table:table-cell table:style-name="ce1" table:formula="of:=TRIM(INDIRECT(CONCATENATE(&quot;'Original Results'.$K&quot;; [.S$2]+[.$A5])))">
            <text:p/>
          </table:table-cell>
          <table:table-cell table:style-name="ce1" table:formula="of:=INDIRECT(CONCATENATE(&quot;'Original Results'.$G&quot;; [.R$2]+[.$A5]))" office:value-type="float" office:value="0">
            <text:p>0</text:p>
          </table:table-cell>
          <table:table-cell table:style-name="ce1" table:formula="of:=INDIRECT(CONCATENATE(&quot;'Original Results'.$H&quot;; [.R$2]+[.$A5]))" office:value-type="float" office:value="0">
            <text:p>0</text:p>
          </table:table-cell>
          <table:table-cell table:style-name="ce1"/>
          <table:table-cell table:style-name="ce1" table:formula="of:=VALUE(MID(INDIRECT(CONCATENATE(&quot;'Original Results'.$F&quot;; [.X$2]+[.$A5]));1;LEN(INDIRECT(CONCATENATE(&quot;'Original Results'.$F&quot;; [.X$2]+[.$A5]))) - 2))" office:value-type="float" office:value="0">
            <text:p>Err:502</text:p>
          </table:table-cell>
          <table:table-cell table:style-name="ce1" table:formula="of:=VALUE(MID(INDIRECT(CONCATENATE(&quot;'Original Results'.$J&quot;; [.Y$2]+[.$A5]));1;LEN(INDIRECT(CONCATENATE(&quot;'Original Results'.$J&quot;; [.Y$2]+[.$A5]))) - 2))" office:value-type="float" office:value="0">
            <text:p>Err:502</text:p>
          </table:table-cell>
          <table:table-cell table:style-name="ce1" table:formula="of:=TRIM(INDIRECT(CONCATENATE(&quot;'Original Results'.$K&quot;; [.Y$2]+[.$A5])))">
            <text:p/>
          </table:table-cell>
          <table:table-cell table:style-name="ce1" table:formula="of:=INDIRECT(CONCATENATE(&quot;'Original Results'.$G&quot;; [.X$2]+[.$A5]))" office:value-type="float" office:value="0">
            <text:p>0</text:p>
          </table:table-cell>
          <table:table-cell table:style-name="ce1" table:formula="of:=INDIRECT(CONCATENATE(&quot;'Original Results'.$H&quot;; [.X$2]+[.$A5]))" office:value-type="float" office:value="0">
            <text:p>0</text:p>
          </table:table-cell>
          <table:table-cell table:style-name="ce1" table:number-columns-repeated="99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table:formula="of:=TRIM(INDIRECT(CONCATENATE(&quot;'Original Results'.$A&quot;; [.F$2]+[.$A6])))" office:value-type="string" office:string-value="Denning-Sacco">
            <text:p>Denning-Sacco</text:p>
          </table:table-cell>
          <table:table-cell table:style-name="ce1" table:formula="of:=INDIRECT(CONCATENATE(&quot;'Original Results'.$C&quot;; [.F$2]+[.$A6]))" office:value-type="float" office:value="2">
            <text:p>2</text:p>
          </table:table-cell>
          <table:table-cell table:style-name="ce1" table:formula="of:=INDIRECT(CONCATENATE(&quot;'Original Results'.$D&quot;; [.F$2]+[.$A6]))" office:value-type="float" office:value="2">
            <text:p>2</text:p>
          </table:table-cell>
          <table:table-cell table:style-name="ce1" table:formula="of:=INDIRECT(CONCATENATE(&quot;'Original Results'.$E&quot;; [.F$2]+[.$A6]))" office:value-type="float" office:value="1">
            <text:p>1</text:p>
          </table:table-cell>
          <table:table-cell table:style-name="ce1" table:formula="of:=VALUE(MID(INDIRECT(CONCATENATE(&quot;'Original Results'.$F&quot;; [.F$2]+[.$A6]));1;LEN(INDIRECT(CONCATENATE(&quot;'Original Results'.$F&quot;; [.F$2]+[.$A6]))) - 2))" office:value-type="float" office:value="0.382805">
            <text:p>0.38</text:p>
          </table:table-cell>
          <table:table-cell table:style-name="ce1" table:formula="of:=VALUE(MID(INDIRECT(CONCATENATE(&quot;'Original Results'.$J&quot;; [.G$2]+[.$A6]));1;LEN(INDIRECT(CONCATENATE(&quot;'Original Results'.$J&quot;; [.G$2]+[.$A6]))) - 2))" office:value-type="float" office:value="71.923398">
            <text:p>71.92</text:p>
          </table:table-cell>
          <table:table-cell table:style-name="ce1" table:formula="of:=TRIM(INDIRECT(CONCATENATE(&quot;'Original Results'.$K&quot;; [.G$2]+[.$A6])))" office:value-type="string" office:string-value="checked">
            <text:p>checked</text:p>
          </table:table-cell>
          <table:table-cell table:style-name="ce1" table:formula="of:=INDIRECT(CONCATENATE(&quot;'Original Results'.$G&quot;; [.F$2]+[.$A6]))" office:value-type="float" office:value="37">
            <text:p>37</text:p>
          </table:table-cell>
          <table:table-cell table:style-name="ce1" table:formula="of:=INDIRECT(CONCATENATE(&quot;'Original Results'.$H&quot;; [.F$2]+[.$A6]))" office:value-type="float" office:value="18">
            <text:p>18</text:p>
          </table:table-cell>
          <table:table-cell table:style-name="ce1"/>
          <table:table-cell table:style-name="ce1" table:formula="of:=VALUE(MID(INDIRECT(CONCATENATE(&quot;'Original Results'.$F&quot;; [.L$2]+[.$A6]));1;LEN(INDIRECT(CONCATENATE(&quot;'Original Results'.$F&quot;; [.L$2]+[.$A6]))) - 2))" office:value-type="float" office:value="0.383957">
            <text:p>0.38</text:p>
          </table:table-cell>
          <table:table-cell table:style-name="ce1" table:formula="of:=VALUE(MID(INDIRECT(CONCATENATE(&quot;'Original Results'.$J&quot;; [.M$2]+[.$A6]));1;LEN(INDIRECT(CONCATENATE(&quot;'Original Results'.$J&quot;; [.M$2]+[.$A6]))) - 2))" office:value-type="float" office:value="55.024993">
            <text:p>55.02</text:p>
          </table:table-cell>
          <table:table-cell table:style-name="ce1" table:formula="of:=TRIM(INDIRECT(CONCATENATE(&quot;'Original Results'.$K&quot;; [.M$2]+[.$A6])))" office:value-type="string" office:string-value="checked">
            <text:p>checked</text:p>
          </table:table-cell>
          <table:table-cell table:style-name="ce1" table:formula="of:=INDIRECT(CONCATENATE(&quot;'Original Results'.$G&quot;; [.L$2]+[.$A6]))" office:value-type="float" office:value="37">
            <text:p>37</text:p>
          </table:table-cell>
          <table:table-cell table:style-name="ce1" table:formula="of:=INDIRECT(CONCATENATE(&quot;'Original Results'.$H&quot;; [.L$2]+[.$A6]))" office:value-type="float" office:value="18">
            <text:p>18</text:p>
          </table:table-cell>
          <table:table-cell table:style-name="ce1"/>
          <table:table-cell table:style-name="ce1" table:formula="of:=VALUE(MID(INDIRECT(CONCATENATE(&quot;'Original Results'.$F&quot;; [.R$2]+[.$A6]));1;LEN(INDIRECT(CONCATENATE(&quot;'Original Results'.$F&quot;; [.R$2]+[.$A6]))) - 2))" office:value-type="float" office:value="0">
            <text:p>Err:502</text:p>
          </table:table-cell>
          <table:table-cell table:style-name="ce1" table:formula="of:=VALUE(MID(INDIRECT(CONCATENATE(&quot;'Original Results'.$J&quot;; [.S$2]+[.$A6]));1;LEN(INDIRECT(CONCATENATE(&quot;'Original Results'.$J&quot;; [.S$2]+[.$A6]))) - 2))" office:value-type="float" office:value="0">
            <text:p>Err:502</text:p>
          </table:table-cell>
          <table:table-cell table:style-name="ce1" table:formula="of:=TRIM(INDIRECT(CONCATENATE(&quot;'Original Results'.$K&quot;; [.S$2]+[.$A6])))">
            <text:p/>
          </table:table-cell>
          <table:table-cell table:style-name="ce1" table:formula="of:=INDIRECT(CONCATENATE(&quot;'Original Results'.$G&quot;; [.R$2]+[.$A6]))" office:value-type="float" office:value="0">
            <text:p>0</text:p>
          </table:table-cell>
          <table:table-cell table:style-name="ce1" table:formula="of:=INDIRECT(CONCATENATE(&quot;'Original Results'.$H&quot;; [.R$2]+[.$A6]))" office:value-type="float" office:value="0">
            <text:p>0</text:p>
          </table:table-cell>
          <table:table-cell table:style-name="ce1"/>
          <table:table-cell table:style-name="ce1" table:formula="of:=VALUE(MID(INDIRECT(CONCATENATE(&quot;'Original Results'.$F&quot;; [.X$2]+[.$A6]));1;LEN(INDIRECT(CONCATENATE(&quot;'Original Results'.$F&quot;; [.X$2]+[.$A6]))) - 2))" office:value-type="float" office:value="0">
            <text:p>Err:502</text:p>
          </table:table-cell>
          <table:table-cell table:style-name="ce1" table:formula="of:=VALUE(MID(INDIRECT(CONCATENATE(&quot;'Original Results'.$J&quot;; [.Y$2]+[.$A6]));1;LEN(INDIRECT(CONCATENATE(&quot;'Original Results'.$J&quot;; [.Y$2]+[.$A6]))) - 2))" office:value-type="float" office:value="0">
            <text:p>Err:502</text:p>
          </table:table-cell>
          <table:table-cell table:style-name="ce1" table:formula="of:=TRIM(INDIRECT(CONCATENATE(&quot;'Original Results'.$K&quot;; [.Y$2]+[.$A6])))">
            <text:p/>
          </table:table-cell>
          <table:table-cell table:style-name="ce1" table:formula="of:=INDIRECT(CONCATENATE(&quot;'Original Results'.$G&quot;; [.X$2]+[.$A6]))" office:value-type="float" office:value="0">
            <text:p>0</text:p>
          </table:table-cell>
          <table:table-cell table:style-name="ce1" table:formula="of:=INDIRECT(CONCATENATE(&quot;'Original Results'.$H&quot;; [.X$2]+[.$A6]))" office:value-type="float" office:value="0">
            <text:p>0</text:p>
          </table:table-cell>
          <table:table-cell table:style-name="ce1" table:number-columns-repeated="99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table:formula="of:=TRIM(INDIRECT(CONCATENATE(&quot;'Original Results'.$A&quot;; [.F$2]+[.$A7])))" office:value-type="string" office:string-value="nsl">
            <text:p>nsl</text:p>
          </table:table-cell>
          <table:table-cell table:style-name="ce1" table:formula="of:=INDIRECT(CONCATENATE(&quot;'Original Results'.$C&quot;; [.F$2]+[.$A7]))" office:value-type="float" office:value="4">
            <text:p>4</text:p>
          </table:table-cell>
          <table:table-cell table:style-name="ce1" table:formula="of:=INDIRECT(CONCATENATE(&quot;'Original Results'.$D&quot;; [.F$2]+[.$A7]))" office:value-type="float" office:value="2">
            <text:p>2</text:p>
          </table:table-cell>
          <table:table-cell table:style-name="ce1" table:formula="of:=INDIRECT(CONCATENATE(&quot;'Original Results'.$E&quot;; [.F$2]+[.$A7]))" office:value-type="float" office:value="1">
            <text:p>1</text:p>
          </table:table-cell>
          <table:table-cell table:style-name="ce1" table:formula="of:=VALUE(MID(INDIRECT(CONCATENATE(&quot;'Original Results'.$F&quot;; [.F$2]+[.$A7]));1;LEN(INDIRECT(CONCATENATE(&quot;'Original Results'.$F&quot;; [.F$2]+[.$A7]))) - 2))" office:value-type="float" office:value="0.035129">
            <text:p>0.04</text:p>
          </table:table-cell>
          <table:table-cell table:style-name="ce1" table:formula="of:=VALUE(MID(INDIRECT(CONCATENATE(&quot;'Original Results'.$J&quot;; [.G$2]+[.$A7]));1;LEN(INDIRECT(CONCATENATE(&quot;'Original Results'.$J&quot;; [.G$2]+[.$A7]))) - 2))" office:value-type="float" office:value="14.621604">
            <text:p>14.62</text:p>
          </table:table-cell>
          <table:table-cell table:style-name="ce1" table:formula="of:=TRIM(INDIRECT(CONCATENATE(&quot;'Original Results'.$K&quot;; [.G$2]+[.$A7])))" office:value-type="string" office:string-value="checked">
            <text:p>checked</text:p>
          </table:table-cell>
          <table:table-cell table:style-name="ce1" table:formula="of:=INDIRECT(CONCATENATE(&quot;'Original Results'.$G&quot;; [.F$2]+[.$A7]))" office:value-type="float" office:value="17">
            <text:p>17</text:p>
          </table:table-cell>
          <table:table-cell table:style-name="ce1" table:formula="of:=INDIRECT(CONCATENATE(&quot;'Original Results'.$H&quot;; [.F$2]+[.$A7]))" office:value-type="float" office:value="15">
            <text:p>15</text:p>
          </table:table-cell>
          <table:table-cell table:style-name="ce1"/>
          <table:table-cell table:style-name="ce1" table:formula="of:=VALUE(MID(INDIRECT(CONCATENATE(&quot;'Original Results'.$F&quot;; [.L$2]+[.$A7]));1;LEN(INDIRECT(CONCATENATE(&quot;'Original Results'.$F&quot;; [.L$2]+[.$A7]))) - 2))" office:value-type="float" office:value="0.034457">
            <text:p>0.03</text:p>
          </table:table-cell>
          <table:table-cell table:style-name="ce1" table:formula="of:=VALUE(MID(INDIRECT(CONCATENATE(&quot;'Original Results'.$J&quot;; [.M$2]+[.$A7]));1;LEN(INDIRECT(CONCATENATE(&quot;'Original Results'.$J&quot;; [.M$2]+[.$A7]))) - 2))" office:value-type="float" office:value="11.986329">
            <text:p>11.99</text:p>
          </table:table-cell>
          <table:table-cell table:style-name="ce1" table:formula="of:=TRIM(INDIRECT(CONCATENATE(&quot;'Original Results'.$K&quot;; [.M$2]+[.$A7])))" office:value-type="string" office:string-value="checked">
            <text:p>checked</text:p>
          </table:table-cell>
          <table:table-cell table:style-name="ce1" table:formula="of:=INDIRECT(CONCATENATE(&quot;'Original Results'.$G&quot;; [.L$2]+[.$A7]))" office:value-type="float" office:value="17">
            <text:p>17</text:p>
          </table:table-cell>
          <table:table-cell table:style-name="ce1" table:formula="of:=INDIRECT(CONCATENATE(&quot;'Original Results'.$H&quot;; [.L$2]+[.$A7]))" office:value-type="float" office:value="15">
            <text:p>15</text:p>
          </table:table-cell>
          <table:table-cell table:style-name="ce1"/>
          <table:table-cell table:style-name="ce1" table:formula="of:=VALUE(MID(INDIRECT(CONCATENATE(&quot;'Original Results'.$F&quot;; [.R$2]+[.$A7]));1;LEN(INDIRECT(CONCATENATE(&quot;'Original Results'.$F&quot;; [.R$2]+[.$A7]))) - 2))" office:value-type="float" office:value="0">
            <text:p>Err:502</text:p>
          </table:table-cell>
          <table:table-cell table:style-name="ce1" table:formula="of:=VALUE(MID(INDIRECT(CONCATENATE(&quot;'Original Results'.$J&quot;; [.S$2]+[.$A7]));1;LEN(INDIRECT(CONCATENATE(&quot;'Original Results'.$J&quot;; [.S$2]+[.$A7]))) - 2))" office:value-type="float" office:value="0">
            <text:p>Err:502</text:p>
          </table:table-cell>
          <table:table-cell table:style-name="ce1" table:formula="of:=TRIM(INDIRECT(CONCATENATE(&quot;'Original Results'.$K&quot;; [.S$2]+[.$A7])))">
            <text:p/>
          </table:table-cell>
          <table:table-cell table:style-name="ce1" table:formula="of:=INDIRECT(CONCATENATE(&quot;'Original Results'.$G&quot;; [.R$2]+[.$A7]))" office:value-type="float" office:value="0">
            <text:p>0</text:p>
          </table:table-cell>
          <table:table-cell table:style-name="ce1" table:formula="of:=INDIRECT(CONCATENATE(&quot;'Original Results'.$H&quot;; [.R$2]+[.$A7]))" office:value-type="float" office:value="0">
            <text:p>0</text:p>
          </table:table-cell>
          <table:table-cell table:style-name="ce1"/>
          <table:table-cell table:style-name="ce1" table:formula="of:=VALUE(MID(INDIRECT(CONCATENATE(&quot;'Original Results'.$F&quot;; [.X$2]+[.$A7]));1;LEN(INDIRECT(CONCATENATE(&quot;'Original Results'.$F&quot;; [.X$2]+[.$A7]))) - 2))" office:value-type="float" office:value="0">
            <text:p>Err:502</text:p>
          </table:table-cell>
          <table:table-cell table:style-name="ce1" table:formula="of:=VALUE(MID(INDIRECT(CONCATENATE(&quot;'Original Results'.$J&quot;; [.Y$2]+[.$A7]));1;LEN(INDIRECT(CONCATENATE(&quot;'Original Results'.$J&quot;; [.Y$2]+[.$A7]))) - 2))" office:value-type="float" office:value="0">
            <text:p>Err:502</text:p>
          </table:table-cell>
          <table:table-cell table:style-name="ce1" table:formula="of:=TRIM(INDIRECT(CONCATENATE(&quot;'Original Results'.$K&quot;; [.Y$2]+[.$A7])))">
            <text:p/>
          </table:table-cell>
          <table:table-cell table:style-name="ce1" table:formula="of:=INDIRECT(CONCATENATE(&quot;'Original Results'.$G&quot;; [.X$2]+[.$A7]))" office:value-type="float" office:value="0">
            <text:p>0</text:p>
          </table:table-cell>
          <table:table-cell table:style-name="ce1" table:formula="of:=INDIRECT(CONCATENATE(&quot;'Original Results'.$H&quot;; [.X$2]+[.$A7]))" office:value-type="float" office:value="0">
            <text:p>0</text:p>
          </table:table-cell>
          <table:table-cell table:style-name="ce1" table:number-columns-repeated="99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table:formula="of:=TRIM(INDIRECT(CONCATENATE(&quot;'Original Results'.$A&quot;; [.F$2]+[.$A8])))" office:value-type="string" office:string-value="tls-simplified">
            <text:p>tls-simplified</text:p>
          </table:table-cell>
          <table:table-cell table:style-name="ce1" table:formula="of:=INDIRECT(CONCATENATE(&quot;'Original Results'.$C&quot;; [.F$2]+[.$A8]))" office:value-type="float" office:value="4">
            <text:p>4</text:p>
          </table:table-cell>
          <table:table-cell table:style-name="ce1" table:formula="of:=INDIRECT(CONCATENATE(&quot;'Original Results'.$D&quot;; [.F$2]+[.$A8]))" office:value-type="float" office:value="1">
            <text:p>1</text:p>
          </table:table-cell>
          <table:table-cell table:style-name="ce1" table:formula="of:=INDIRECT(CONCATENATE(&quot;'Original Results'.$E&quot;; [.F$2]+[.$A8]))" office:value-type="float" office:value="1">
            <text:p>1</text:p>
          </table:table-cell>
          <table:table-cell table:style-name="ce1" table:formula="of:=VALUE(MID(INDIRECT(CONCATENATE(&quot;'Original Results'.$F&quot;; [.F$2]+[.$A8]));1;LEN(INDIRECT(CONCATENATE(&quot;'Original Results'.$F&quot;; [.F$2]+[.$A8]))) - 2))" office:value-type="float" office:value="0.135668">
            <text:p>0.14</text:p>
          </table:table-cell>
          <table:table-cell table:style-name="ce1" table:formula="of:=VALUE(MID(INDIRECT(CONCATENATE(&quot;'Original Results'.$J&quot;; [.G$2]+[.$A8]));1;LEN(INDIRECT(CONCATENATE(&quot;'Original Results'.$J&quot;; [.G$2]+[.$A8]))) - 2))" office:value-type="float" office:value="18.65827">
            <text:p>18.66</text:p>
          </table:table-cell>
          <table:table-cell table:style-name="ce1" table:formula="of:=TRIM(INDIRECT(CONCATENATE(&quot;'Original Results'.$K&quot;; [.G$2]+[.$A8])))" office:value-type="string" office:string-value="checked">
            <text:p>checked</text:p>
          </table:table-cell>
          <table:table-cell table:style-name="ce1" table:formula="of:=INDIRECT(CONCATENATE(&quot;'Original Results'.$G&quot;; [.F$2]+[.$A8]))" office:value-type="float" office:value="16">
            <text:p>16</text:p>
          </table:table-cell>
          <table:table-cell table:style-name="ce1" table:formula="of:=INDIRECT(CONCATENATE(&quot;'Original Results'.$H&quot;; [.F$2]+[.$A8]))" office:value-type="float" office:value="13">
            <text:p>13</text:p>
          </table:table-cell>
          <table:table-cell table:style-name="ce1"/>
          <table:table-cell table:style-name="ce1" table:formula="of:=VALUE(MID(INDIRECT(CONCATENATE(&quot;'Original Results'.$F&quot;; [.L$2]+[.$A8]));1;LEN(INDIRECT(CONCATENATE(&quot;'Original Results'.$F&quot;; [.L$2]+[.$A8]))) - 2))" office:value-type="float" office:value="0.138792">
            <text:p>0.14</text:p>
          </table:table-cell>
          <table:table-cell table:style-name="ce1" table:formula="of:=VALUE(MID(INDIRECT(CONCATENATE(&quot;'Original Results'.$J&quot;; [.M$2]+[.$A8]));1;LEN(INDIRECT(CONCATENATE(&quot;'Original Results'.$J&quot;; [.M$2]+[.$A8]))) - 2))" office:value-type="float" office:value="15.210843">
            <text:p>15.21</text:p>
          </table:table-cell>
          <table:table-cell table:style-name="ce1" table:formula="of:=TRIM(INDIRECT(CONCATENATE(&quot;'Original Results'.$K&quot;; [.M$2]+[.$A8])))" office:value-type="string" office:string-value="checked">
            <text:p>checked</text:p>
          </table:table-cell>
          <table:table-cell table:style-name="ce1" table:formula="of:=INDIRECT(CONCATENATE(&quot;'Original Results'.$G&quot;; [.L$2]+[.$A8]))" office:value-type="float" office:value="16">
            <text:p>16</text:p>
          </table:table-cell>
          <table:table-cell table:style-name="ce1" table:formula="of:=INDIRECT(CONCATENATE(&quot;'Original Results'.$H&quot;; [.L$2]+[.$A8]))" office:value-type="float" office:value="13">
            <text:p>13</text:p>
          </table:table-cell>
          <table:table-cell table:style-name="ce1"/>
          <table:table-cell table:style-name="ce1" table:formula="of:=VALUE(MID(INDIRECT(CONCATENATE(&quot;'Original Results'.$F&quot;; [.R$2]+[.$A8]));1;LEN(INDIRECT(CONCATENATE(&quot;'Original Results'.$F&quot;; [.R$2]+[.$A8]))) - 2))" office:value-type="float" office:value="0">
            <text:p>Err:502</text:p>
          </table:table-cell>
          <table:table-cell table:style-name="ce1" table:formula="of:=VALUE(MID(INDIRECT(CONCATENATE(&quot;'Original Results'.$J&quot;; [.S$2]+[.$A8]));1;LEN(INDIRECT(CONCATENATE(&quot;'Original Results'.$J&quot;; [.S$2]+[.$A8]))) - 2))" office:value-type="float" office:value="0">
            <text:p>Err:502</text:p>
          </table:table-cell>
          <table:table-cell table:style-name="ce1" table:formula="of:=TRIM(INDIRECT(CONCATENATE(&quot;'Original Results'.$K&quot;; [.S$2]+[.$A8])))">
            <text:p/>
          </table:table-cell>
          <table:table-cell table:style-name="ce1" table:formula="of:=INDIRECT(CONCATENATE(&quot;'Original Results'.$G&quot;; [.R$2]+[.$A8]))" office:value-type="float" office:value="0">
            <text:p>0</text:p>
          </table:table-cell>
          <table:table-cell table:style-name="ce1" table:formula="of:=INDIRECT(CONCATENATE(&quot;'Original Results'.$H&quot;; [.R$2]+[.$A8]))" office:value-type="float" office:value="0">
            <text:p>0</text:p>
          </table:table-cell>
          <table:table-cell table:style-name="ce1"/>
          <table:table-cell table:style-name="ce1" table:formula="of:=VALUE(MID(INDIRECT(CONCATENATE(&quot;'Original Results'.$F&quot;; [.X$2]+[.$A8]));1;LEN(INDIRECT(CONCATENATE(&quot;'Original Results'.$F&quot;; [.X$2]+[.$A8]))) - 2))" office:value-type="float" office:value="0">
            <text:p>Err:502</text:p>
          </table:table-cell>
          <table:table-cell table:style-name="ce1" table:formula="of:=VALUE(MID(INDIRECT(CONCATENATE(&quot;'Original Results'.$J&quot;; [.Y$2]+[.$A8]));1;LEN(INDIRECT(CONCATENATE(&quot;'Original Results'.$J&quot;; [.Y$2]+[.$A8]))) - 2))" office:value-type="float" office:value="0">
            <text:p>Err:502</text:p>
          </table:table-cell>
          <table:table-cell table:style-name="ce1" table:formula="of:=TRIM(INDIRECT(CONCATENATE(&quot;'Original Results'.$K&quot;; [.Y$2]+[.$A8])))">
            <text:p/>
          </table:table-cell>
          <table:table-cell table:style-name="ce1" table:formula="of:=INDIRECT(CONCATENATE(&quot;'Original Results'.$G&quot;; [.X$2]+[.$A8]))" office:value-type="float" office:value="0">
            <text:p>0</text:p>
          </table:table-cell>
          <table:table-cell table:style-name="ce1" table:formula="of:=INDIRECT(CONCATENATE(&quot;'Original Results'.$H&quot;; [.X$2]+[.$A8]))" office:value-type="float" office:value="0">
            <text:p>0</text:p>
          </table:table-cell>
          <table:table-cell table:style-name="ce1" table:number-columns-repeated="99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table:formula="of:=TRIM(INDIRECT(CONCATENATE(&quot;'Original Results'.$A&quot;; [.F$2]+[.$A9])))" office:value-type="string" office:string-value="WideMouthFrog">
            <text:p>WideMouthFrog</text:p>
          </table:table-cell>
          <table:table-cell table:style-name="ce1" table:formula="of:=INDIRECT(CONCATENATE(&quot;'Original Results'.$C&quot;; [.F$2]+[.$A9]))" office:value-type="float" office:value="2">
            <text:p>2</text:p>
          </table:table-cell>
          <table:table-cell table:style-name="ce1" table:formula="of:=INDIRECT(CONCATENATE(&quot;'Original Results'.$D&quot;; [.F$2]+[.$A9]))" office:value-type="float" office:value="1">
            <text:p>1</text:p>
          </table:table-cell>
          <table:table-cell table:style-name="ce1" table:formula="of:=INDIRECT(CONCATENATE(&quot;'Original Results'.$E&quot;; [.F$2]+[.$A9]))" office:value-type="float" office:value="1">
            <text:p>1</text:p>
          </table:table-cell>
          <table:table-cell table:style-name="ce1" table:formula="of:=VALUE(MID(INDIRECT(CONCATENATE(&quot;'Original Results'.$F&quot;; [.F$2]+[.$A9]));1;LEN(INDIRECT(CONCATENATE(&quot;'Original Results'.$F&quot;; [.F$2]+[.$A9]))) - 2))" office:value-type="float" office:value="0.05824">
            <text:p>0.06</text:p>
          </table:table-cell>
          <table:table-cell table:style-name="ce1" table:formula="of:=VALUE(MID(INDIRECT(CONCATENATE(&quot;'Original Results'.$J&quot;; [.G$2]+[.$A9]));1;LEN(INDIRECT(CONCATENATE(&quot;'Original Results'.$J&quot;; [.G$2]+[.$A9]))) - 2))" office:value-type="float" office:value="17.758569">
            <text:p>17.76</text:p>
          </table:table-cell>
          <table:table-cell table:style-name="ce1" table:formula="of:=TRIM(INDIRECT(CONCATENATE(&quot;'Original Results'.$K&quot;; [.G$2]+[.$A9])))" office:value-type="string" office:string-value="checked">
            <text:p>checked</text:p>
          </table:table-cell>
          <table:table-cell table:style-name="ce1" table:formula="of:=INDIRECT(CONCATENATE(&quot;'Original Results'.$G&quot;; [.F$2]+[.$A9]))" office:value-type="float" office:value="16">
            <text:p>16</text:p>
          </table:table-cell>
          <table:table-cell table:style-name="ce1" table:formula="of:=INDIRECT(CONCATENATE(&quot;'Original Results'.$H&quot;; [.F$2]+[.$A9]))" office:value-type="float" office:value="10">
            <text:p>10</text:p>
          </table:table-cell>
          <table:table-cell table:style-name="ce1"/>
          <table:table-cell table:style-name="ce1" table:formula="of:=VALUE(MID(INDIRECT(CONCATENATE(&quot;'Original Results'.$F&quot;; [.L$2]+[.$A9]));1;LEN(INDIRECT(CONCATENATE(&quot;'Original Results'.$F&quot;; [.L$2]+[.$A9]))) - 2))" office:value-type="float" office:value="0.059443">
            <text:p>0.06</text:p>
          </table:table-cell>
          <table:table-cell table:style-name="ce1" table:formula="of:=VALUE(MID(INDIRECT(CONCATENATE(&quot;'Original Results'.$J&quot;; [.M$2]+[.$A9]));1;LEN(INDIRECT(CONCATENATE(&quot;'Original Results'.$J&quot;; [.M$2]+[.$A9]))) - 2))" office:value-type="float" office:value="15.207953">
            <text:p>15.21</text:p>
          </table:table-cell>
          <table:table-cell table:style-name="ce1" table:formula="of:=TRIM(INDIRECT(CONCATENATE(&quot;'Original Results'.$K&quot;; [.M$2]+[.$A9])))" office:value-type="string" office:string-value="checked">
            <text:p>checked</text:p>
          </table:table-cell>
          <table:table-cell table:style-name="ce1" table:formula="of:=INDIRECT(CONCATENATE(&quot;'Original Results'.$G&quot;; [.L$2]+[.$A9]))" office:value-type="float" office:value="16">
            <text:p>16</text:p>
          </table:table-cell>
          <table:table-cell table:style-name="ce1" table:formula="of:=INDIRECT(CONCATENATE(&quot;'Original Results'.$H&quot;; [.L$2]+[.$A9]))" office:value-type="float" office:value="10">
            <text:p>10</text:p>
          </table:table-cell>
          <table:table-cell table:style-name="ce1"/>
          <table:table-cell table:style-name="ce1" table:formula="of:=VALUE(MID(INDIRECT(CONCATENATE(&quot;'Original Results'.$F&quot;; [.R$2]+[.$A9]));1;LEN(INDIRECT(CONCATENATE(&quot;'Original Results'.$F&quot;; [.R$2]+[.$A9]))) - 2))" office:value-type="float" office:value="0">
            <text:p>Err:502</text:p>
          </table:table-cell>
          <table:table-cell table:style-name="ce1" table:formula="of:=VALUE(MID(INDIRECT(CONCATENATE(&quot;'Original Results'.$J&quot;; [.S$2]+[.$A9]));1;LEN(INDIRECT(CONCATENATE(&quot;'Original Results'.$J&quot;; [.S$2]+[.$A9]))) - 2))" office:value-type="float" office:value="0">
            <text:p>Err:502</text:p>
          </table:table-cell>
          <table:table-cell table:style-name="ce1" table:formula="of:=TRIM(INDIRECT(CONCATENATE(&quot;'Original Results'.$K&quot;; [.S$2]+[.$A9])))">
            <text:p/>
          </table:table-cell>
          <table:table-cell table:style-name="ce1" table:formula="of:=INDIRECT(CONCATENATE(&quot;'Original Results'.$G&quot;; [.R$2]+[.$A9]))" office:value-type="float" office:value="0">
            <text:p>0</text:p>
          </table:table-cell>
          <table:table-cell table:style-name="ce1" table:formula="of:=INDIRECT(CONCATENATE(&quot;'Original Results'.$H&quot;; [.R$2]+[.$A9]))" office:value-type="float" office:value="0">
            <text:p>0</text:p>
          </table:table-cell>
          <table:table-cell table:style-name="ce1"/>
          <table:table-cell table:style-name="ce1" table:formula="of:=VALUE(MID(INDIRECT(CONCATENATE(&quot;'Original Results'.$F&quot;; [.X$2]+[.$A9]));1;LEN(INDIRECT(CONCATENATE(&quot;'Original Results'.$F&quot;; [.X$2]+[.$A9]))) - 2))" office:value-type="float" office:value="0">
            <text:p>Err:502</text:p>
          </table:table-cell>
          <table:table-cell table:style-name="ce1" table:formula="of:=VALUE(MID(INDIRECT(CONCATENATE(&quot;'Original Results'.$J&quot;; [.Y$2]+[.$A9]));1;LEN(INDIRECT(CONCATENATE(&quot;'Original Results'.$J&quot;; [.Y$2]+[.$A9]))) - 2))" office:value-type="float" office:value="0">
            <text:p>Err:502</text:p>
          </table:table-cell>
          <table:table-cell table:style-name="ce1" table:formula="of:=TRIM(INDIRECT(CONCATENATE(&quot;'Original Results'.$K&quot;; [.Y$2]+[.$A9])))">
            <text:p/>
          </table:table-cell>
          <table:table-cell table:style-name="ce1" table:formula="of:=INDIRECT(CONCATENATE(&quot;'Original Results'.$G&quot;; [.X$2]+[.$A9]))" office:value-type="float" office:value="0">
            <text:p>0</text:p>
          </table:table-cell>
          <table:table-cell table:style-name="ce1" table:formula="of:=INDIRECT(CONCATENATE(&quot;'Original Results'.$H&quot;; [.X$2]+[.$A9]))" office:value-type="float" office:value="0">
            <text:p>0</text:p>
          </table:table-cell>
          <table:table-cell table:style-name="ce1" table:number-columns-repeated="99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table:formula="of:=TRIM(INDIRECT(CONCATENATE(&quot;'Original Results'.$A&quot;; [.F$2]+[.$A10])))" office:value-type="string" office:string-value="TLS_paulson">
            <text:p>TLS_paulson</text:p>
          </table:table-cell>
          <table:table-cell table:style-name="ce1" table:formula="of:=INDIRECT(CONCATENATE(&quot;'Original Results'.$C&quot;; [.F$2]+[.$A10]))" office:value-type="float" office:value="4">
            <text:p>4</text:p>
          </table:table-cell>
          <table:table-cell table:style-name="ce1" table:formula="of:=INDIRECT(CONCATENATE(&quot;'Original Results'.$D&quot;; [.F$2]+[.$A10]))" office:value-type="float" office:value="2">
            <text:p>2</text:p>
          </table:table-cell>
          <table:table-cell table:style-name="ce1" table:formula="of:=INDIRECT(CONCATENATE(&quot;'Original Results'.$E&quot;; [.F$2]+[.$A10]))" office:value-type="float" office:value="1">
            <text:p>1</text:p>
          </table:table-cell>
          <table:table-cell table:style-name="ce1" table:formula="of:=VALUE(MID(INDIRECT(CONCATENATE(&quot;'Original Results'.$F&quot;; [.F$2]+[.$A10]));1;LEN(INDIRECT(CONCATENATE(&quot;'Original Results'.$F&quot;; [.F$2]+[.$A10]))) - 2))" office:value-type="float" office:value="0.33181">
            <text:p>0.33</text:p>
          </table:table-cell>
          <table:table-cell table:style-name="ce1" table:formula="of:=VALUE(MID(INDIRECT(CONCATENATE(&quot;'Original Results'.$J&quot;; [.G$2]+[.$A10]));1;LEN(INDIRECT(CONCATENATE(&quot;'Original Results'.$J&quot;; [.G$2]+[.$A10]))) - 2))" office:value-type="float" office:value="101.108147">
            <text:p>101.11</text:p>
          </table:table-cell>
          <table:table-cell table:style-name="ce1" table:formula="of:=TRIM(INDIRECT(CONCATENATE(&quot;'Original Results'.$K&quot;; [.G$2]+[.$A10])))" office:value-type="string" office:string-value="checked">
            <text:p>checked</text:p>
          </table:table-cell>
          <table:table-cell table:style-name="ce1" table:formula="of:=INDIRECT(CONCATENATE(&quot;'Original Results'.$G&quot;; [.F$2]+[.$A10]))" office:value-type="float" office:value="22">
            <text:p>22</text:p>
          </table:table-cell>
          <table:table-cell table:style-name="ce1" table:formula="of:=INDIRECT(CONCATENATE(&quot;'Original Results'.$H&quot;; [.F$2]+[.$A10]))" office:value-type="float" office:value="16">
            <text:p>16</text:p>
          </table:table-cell>
          <table:table-cell table:style-name="ce1"/>
          <table:table-cell table:style-name="ce1" table:formula="of:=VALUE(MID(INDIRECT(CONCATENATE(&quot;'Original Results'.$F&quot;; [.L$2]+[.$A10]));1;LEN(INDIRECT(CONCATENATE(&quot;'Original Results'.$F&quot;; [.L$2]+[.$A10]))) - 2))" office:value-type="float" office:value="0.331315">
            <text:p>0.33</text:p>
          </table:table-cell>
          <table:table-cell table:style-name="ce1" table:formula="of:=VALUE(MID(INDIRECT(CONCATENATE(&quot;'Original Results'.$J&quot;; [.M$2]+[.$A10]));1;LEN(INDIRECT(CONCATENATE(&quot;'Original Results'.$J&quot;; [.M$2]+[.$A10]))) - 2))" office:value-type="float" office:value="75.604641">
            <text:p>75.6</text:p>
          </table:table-cell>
          <table:table-cell table:style-name="ce1" table:formula="of:=TRIM(INDIRECT(CONCATENATE(&quot;'Original Results'.$K&quot;; [.M$2]+[.$A10])))" office:value-type="string" office:string-value="checked">
            <text:p>checked</text:p>
          </table:table-cell>
          <table:table-cell table:style-name="ce1" table:formula="of:=INDIRECT(CONCATENATE(&quot;'Original Results'.$G&quot;; [.L$2]+[.$A10]))" office:value-type="float" office:value="22">
            <text:p>22</text:p>
          </table:table-cell>
          <table:table-cell table:style-name="ce1" table:formula="of:=INDIRECT(CONCATENATE(&quot;'Original Results'.$H&quot;; [.L$2]+[.$A10]))" office:value-type="float" office:value="16">
            <text:p>16</text:p>
          </table:table-cell>
          <table:table-cell table:style-name="ce1"/>
          <table:table-cell table:style-name="ce1" table:formula="of:=VALUE(MID(INDIRECT(CONCATENATE(&quot;'Original Results'.$F&quot;; [.R$2]+[.$A10]));1;LEN(INDIRECT(CONCATENATE(&quot;'Original Results'.$F&quot;; [.R$2]+[.$A10]))) - 2))" office:value-type="float" office:value="0">
            <text:p>Err:502</text:p>
          </table:table-cell>
          <table:table-cell table:style-name="ce1" table:formula="of:=VALUE(MID(INDIRECT(CONCATENATE(&quot;'Original Results'.$J&quot;; [.S$2]+[.$A10]));1;LEN(INDIRECT(CONCATENATE(&quot;'Original Results'.$J&quot;; [.S$2]+[.$A10]))) - 2))" office:value-type="float" office:value="0">
            <text:p>Err:502</text:p>
          </table:table-cell>
          <table:table-cell table:style-name="ce1" table:formula="of:=TRIM(INDIRECT(CONCATENATE(&quot;'Original Results'.$K&quot;; [.S$2]+[.$A10])))">
            <text:p/>
          </table:table-cell>
          <table:table-cell table:style-name="ce1" table:formula="of:=INDIRECT(CONCATENATE(&quot;'Original Results'.$G&quot;; [.R$2]+[.$A10]))" office:value-type="float" office:value="0">
            <text:p>0</text:p>
          </table:table-cell>
          <table:table-cell table:style-name="ce1" table:formula="of:=INDIRECT(CONCATENATE(&quot;'Original Results'.$H&quot;; [.R$2]+[.$A10]))" office:value-type="float" office:value="0">
            <text:p>0</text:p>
          </table:table-cell>
          <table:table-cell table:style-name="ce1"/>
          <table:table-cell table:style-name="ce1" table:formula="of:=VALUE(MID(INDIRECT(CONCATENATE(&quot;'Original Results'.$F&quot;; [.X$2]+[.$A10]));1;LEN(INDIRECT(CONCATENATE(&quot;'Original Results'.$F&quot;; [.X$2]+[.$A10]))) - 2))" office:value-type="float" office:value="0">
            <text:p>Err:502</text:p>
          </table:table-cell>
          <table:table-cell table:style-name="ce1" table:formula="of:=VALUE(MID(INDIRECT(CONCATENATE(&quot;'Original Results'.$J&quot;; [.Y$2]+[.$A10]));1;LEN(INDIRECT(CONCATENATE(&quot;'Original Results'.$J&quot;; [.Y$2]+[.$A10]))) - 2))" office:value-type="float" office:value="0">
            <text:p>Err:502</text:p>
          </table:table-cell>
          <table:table-cell table:style-name="ce1" table:formula="of:=TRIM(INDIRECT(CONCATENATE(&quot;'Original Results'.$K&quot;; [.Y$2]+[.$A10])))">
            <text:p/>
          </table:table-cell>
          <table:table-cell table:style-name="ce1" table:formula="of:=INDIRECT(CONCATENATE(&quot;'Original Results'.$G&quot;; [.X$2]+[.$A10]))" office:value-type="float" office:value="0">
            <text:p>0</text:p>
          </table:table-cell>
          <table:table-cell table:style-name="ce1" table:formula="of:=INDIRECT(CONCATENATE(&quot;'Original Results'.$H&quot;; [.X$2]+[.$A10]))" office:value-type="float" office:value="0">
            <text:p>0</text:p>
          </table:table-cell>
          <table:table-cell table:style-name="ce1" table:number-columns-repeated="99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table:formula="of:=TRIM(INDIRECT(CONCATENATE(&quot;'Original Results'.$A&quot;; [.F$2]+[.$A11])))" office:value-type="string" office:string-value="Yahalom2">
            <text:p>Yahalom2</text:p>
          </table:table-cell>
          <table:table-cell table:style-name="ce1" table:formula="of:=INDIRECT(CONCATENATE(&quot;'Original Results'.$C&quot;; [.F$2]+[.$A11]))" office:value-type="float" office:value="2">
            <text:p>2</text:p>
          </table:table-cell>
          <table:table-cell table:style-name="ce1" table:formula="of:=INDIRECT(CONCATENATE(&quot;'Original Results'.$D&quot;; [.F$2]+[.$A11]))" office:value-type="float" office:value="2">
            <text:p>2</text:p>
          </table:table-cell>
          <table:table-cell table:style-name="ce1" table:formula="of:=INDIRECT(CONCATENATE(&quot;'Original Results'.$E&quot;; [.F$2]+[.$A11]))" office:value-type="float" office:value="1">
            <text:p>1</text:p>
          </table:table-cell>
          <table:table-cell table:style-name="ce1" table:formula="of:=VALUE(MID(INDIRECT(CONCATENATE(&quot;'Original Results'.$F&quot;; [.F$2]+[.$A11]));1;LEN(INDIRECT(CONCATENATE(&quot;'Original Results'.$F&quot;; [.F$2]+[.$A11]))) - 2))" office:value-type="float" office:value="0.176046">
            <text:p>0.18</text:p>
          </table:table-cell>
          <table:table-cell table:style-name="ce1" table:formula="of:=VALUE(MID(INDIRECT(CONCATENATE(&quot;'Original Results'.$J&quot;; [.G$2]+[.$A11]));1;LEN(INDIRECT(CONCATENATE(&quot;'Original Results'.$J&quot;; [.G$2]+[.$A11]))) - 2))" office:value-type="float" office:value="36.446706">
            <text:p>36.45</text:p>
          </table:table-cell>
          <table:table-cell table:style-name="ce1" table:formula="of:=TRIM(INDIRECT(CONCATENATE(&quot;'Original Results'.$K&quot;; [.G$2]+[.$A11])))" office:value-type="string" office:string-value="checked">
            <text:p>checked</text:p>
          </table:table-cell>
          <table:table-cell table:style-name="ce1" table:formula="of:=INDIRECT(CONCATENATE(&quot;'Original Results'.$G&quot;; [.F$2]+[.$A11]))" office:value-type="float" office:value="21">
            <text:p>21</text:p>
          </table:table-cell>
          <table:table-cell table:style-name="ce1" table:formula="of:=INDIRECT(CONCATENATE(&quot;'Original Results'.$H&quot;; [.F$2]+[.$A11]))" office:value-type="float" office:value="15">
            <text:p>15</text:p>
          </table:table-cell>
          <table:table-cell table:style-name="ce1"/>
          <table:table-cell table:style-name="ce1" table:formula="of:=VALUE(MID(INDIRECT(CONCATENATE(&quot;'Original Results'.$F&quot;; [.L$2]+[.$A11]));1;LEN(INDIRECT(CONCATENATE(&quot;'Original Results'.$F&quot;; [.L$2]+[.$A11]))) - 2))" office:value-type="float" office:value="0.176064">
            <text:p>0.18</text:p>
          </table:table-cell>
          <table:table-cell table:style-name="ce1" table:formula="of:=VALUE(MID(INDIRECT(CONCATENATE(&quot;'Original Results'.$J&quot;; [.M$2]+[.$A11]));1;LEN(INDIRECT(CONCATENATE(&quot;'Original Results'.$J&quot;; [.M$2]+[.$A11]))) - 2))" office:value-type="float" office:value="28.099982">
            <text:p>28.1</text:p>
          </table:table-cell>
          <table:table-cell table:style-name="ce1" table:formula="of:=TRIM(INDIRECT(CONCATENATE(&quot;'Original Results'.$K&quot;; [.M$2]+[.$A11])))" office:value-type="string" office:string-value="checked">
            <text:p>checked</text:p>
          </table:table-cell>
          <table:table-cell table:style-name="ce1" table:formula="of:=INDIRECT(CONCATENATE(&quot;'Original Results'.$G&quot;; [.L$2]+[.$A11]))" office:value-type="float" office:value="21">
            <text:p>21</text:p>
          </table:table-cell>
          <table:table-cell table:style-name="ce1" table:formula="of:=INDIRECT(CONCATENATE(&quot;'Original Results'.$H&quot;; [.L$2]+[.$A11]))" office:value-type="float" office:value="15">
            <text:p>15</text:p>
          </table:table-cell>
          <table:table-cell table:style-name="ce1"/>
          <table:table-cell table:style-name="ce1" table:formula="of:=VALUE(MID(INDIRECT(CONCATENATE(&quot;'Original Results'.$F&quot;; [.R$2]+[.$A11]));1;LEN(INDIRECT(CONCATENATE(&quot;'Original Results'.$F&quot;; [.R$2]+[.$A11]))) - 2))" office:value-type="float" office:value="0">
            <text:p>Err:502</text:p>
          </table:table-cell>
          <table:table-cell table:style-name="ce1" table:formula="of:=VALUE(MID(INDIRECT(CONCATENATE(&quot;'Original Results'.$J&quot;; [.S$2]+[.$A11]));1;LEN(INDIRECT(CONCATENATE(&quot;'Original Results'.$J&quot;; [.S$2]+[.$A11]))) - 2))" office:value-type="float" office:value="0">
            <text:p>Err:502</text:p>
          </table:table-cell>
          <table:table-cell table:style-name="ce1" table:formula="of:=TRIM(INDIRECT(CONCATENATE(&quot;'Original Results'.$K&quot;; [.S$2]+[.$A11])))">
            <text:p/>
          </table:table-cell>
          <table:table-cell table:style-name="ce1" table:formula="of:=INDIRECT(CONCATENATE(&quot;'Original Results'.$G&quot;; [.R$2]+[.$A11]))" office:value-type="float" office:value="0">
            <text:p>0</text:p>
          </table:table-cell>
          <table:table-cell table:style-name="ce1" table:formula="of:=INDIRECT(CONCATENATE(&quot;'Original Results'.$H&quot;; [.R$2]+[.$A11]))" office:value-type="float" office:value="0">
            <text:p>0</text:p>
          </table:table-cell>
          <table:table-cell table:style-name="ce1"/>
          <table:table-cell table:style-name="ce1" table:formula="of:=VALUE(MID(INDIRECT(CONCATENATE(&quot;'Original Results'.$F&quot;; [.X$2]+[.$A11]));1;LEN(INDIRECT(CONCATENATE(&quot;'Original Results'.$F&quot;; [.X$2]+[.$A11]))) - 2))" office:value-type="float" office:value="0">
            <text:p>Err:502</text:p>
          </table:table-cell>
          <table:table-cell table:style-name="ce1" table:formula="of:=VALUE(MID(INDIRECT(CONCATENATE(&quot;'Original Results'.$J&quot;; [.Y$2]+[.$A11]));1;LEN(INDIRECT(CONCATENATE(&quot;'Original Results'.$J&quot;; [.Y$2]+[.$A11]))) - 2))" office:value-type="float" office:value="0">
            <text:p>Err:502</text:p>
          </table:table-cell>
          <table:table-cell table:style-name="ce1" table:formula="of:=TRIM(INDIRECT(CONCATENATE(&quot;'Original Results'.$K&quot;; [.Y$2]+[.$A11])))">
            <text:p/>
          </table:table-cell>
          <table:table-cell table:style-name="ce1" table:formula="of:=INDIRECT(CONCATENATE(&quot;'Original Results'.$G&quot;; [.X$2]+[.$A11]))" office:value-type="float" office:value="0">
            <text:p>0</text:p>
          </table:table-cell>
          <table:table-cell table:style-name="ce1" table:formula="of:=INDIRECT(CONCATENATE(&quot;'Original Results'.$H&quot;; [.X$2]+[.$A11]))" office:value-type="float" office:value="0">
            <text:p>0</text:p>
          </table:table-cell>
          <table:table-cell table:style-name="ce1" table:number-columns-repeated="99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table:formula="of:=TRIM(INDIRECT(CONCATENATE(&quot;'Original Results'.$A&quot;; [.F$2]+[.$A12])))" office:value-type="string" office:string-value="TLS_paulson">
            <text:p>TLS_paulson</text:p>
          </table:table-cell>
          <table:table-cell table:style-name="ce1" table:formula="of:=INDIRECT(CONCATENATE(&quot;'Original Results'.$C&quot;; [.F$2]+[.$A12]))" office:value-type="float" office:value="4">
            <text:p>4</text:p>
          </table:table-cell>
          <table:table-cell table:style-name="ce1" table:formula="of:=INDIRECT(CONCATENATE(&quot;'Original Results'.$D&quot;; [.F$2]+[.$A12]))" office:value-type="float" office:value="2">
            <text:p>2</text:p>
          </table:table-cell>
          <table:table-cell table:style-name="ce1" table:formula="of:=INDIRECT(CONCATENATE(&quot;'Original Results'.$E&quot;; [.F$2]+[.$A12]))" office:value-type="float" office:value="1">
            <text:p>1</text:p>
          </table:table-cell>
          <table:table-cell table:style-name="ce1" table:formula="of:=VALUE(MID(INDIRECT(CONCATENATE(&quot;'Original Results'.$F&quot;; [.F$2]+[.$A12]));1;LEN(INDIRECT(CONCATENATE(&quot;'Original Results'.$F&quot;; [.F$2]+[.$A12]))) - 2))" office:value-type="float" office:value="0.33181">
            <text:p>0.33</text:p>
          </table:table-cell>
          <table:table-cell table:style-name="ce1" table:formula="of:=VALUE(MID(INDIRECT(CONCATENATE(&quot;'Original Results'.$J&quot;; [.G$2]+[.$A12]));1;LEN(INDIRECT(CONCATENATE(&quot;'Original Results'.$J&quot;; [.G$2]+[.$A12]))) - 2))" office:value-type="float" office:value="101.108147">
            <text:p>101.11</text:p>
          </table:table-cell>
          <table:table-cell table:style-name="ce1" table:formula="of:=TRIM(INDIRECT(CONCATENATE(&quot;'Original Results'.$K&quot;; [.G$2]+[.$A12])))" office:value-type="string" office:string-value="checked">
            <text:p>checked</text:p>
          </table:table-cell>
          <table:table-cell table:style-name="ce1" table:formula="of:=INDIRECT(CONCATENATE(&quot;'Original Results'.$G&quot;; [.F$2]+[.$A12]))" office:value-type="float" office:value="22">
            <text:p>22</text:p>
          </table:table-cell>
          <table:table-cell table:style-name="ce1" table:formula="of:=INDIRECT(CONCATENATE(&quot;'Original Results'.$H&quot;; [.F$2]+[.$A12]))" office:value-type="float" office:value="16">
            <text:p>16</text:p>
          </table:table-cell>
          <table:table-cell table:style-name="ce1"/>
          <table:table-cell table:style-name="ce1" table:formula="of:=VALUE(MID(INDIRECT(CONCATENATE(&quot;'Original Results'.$F&quot;; [.L$2]+[.$A12]));1;LEN(INDIRECT(CONCATENATE(&quot;'Original Results'.$F&quot;; [.L$2]+[.$A12]))) - 2))" office:value-type="float" office:value="0.331315">
            <text:p>0.33</text:p>
          </table:table-cell>
          <table:table-cell table:style-name="ce1" table:formula="of:=VALUE(MID(INDIRECT(CONCATENATE(&quot;'Original Results'.$J&quot;; [.M$2]+[.$A12]));1;LEN(INDIRECT(CONCATENATE(&quot;'Original Results'.$J&quot;; [.M$2]+[.$A12]))) - 2))" office:value-type="float" office:value="75.604641">
            <text:p>75.6</text:p>
          </table:table-cell>
          <table:table-cell table:style-name="ce1" table:formula="of:=TRIM(INDIRECT(CONCATENATE(&quot;'Original Results'.$K&quot;; [.M$2]+[.$A12])))" office:value-type="string" office:string-value="checked">
            <text:p>checked</text:p>
          </table:table-cell>
          <table:table-cell table:style-name="ce1" table:formula="of:=INDIRECT(CONCATENATE(&quot;'Original Results'.$G&quot;; [.L$2]+[.$A12]))" office:value-type="float" office:value="22">
            <text:p>22</text:p>
          </table:table-cell>
          <table:table-cell table:style-name="ce1" table:formula="of:=INDIRECT(CONCATENATE(&quot;'Original Results'.$H&quot;; [.L$2]+[.$A12]))" office:value-type="float" office:value="16">
            <text:p>16</text:p>
          </table:table-cell>
          <table:table-cell table:style-name="ce1"/>
          <table:table-cell table:style-name="ce1" table:formula="of:=VALUE(MID(INDIRECT(CONCATENATE(&quot;'Original Results'.$F&quot;; [.R$2]+[.$A12]));1;LEN(INDIRECT(CONCATENATE(&quot;'Original Results'.$F&quot;; [.R$2]+[.$A12]))) - 2))" office:value-type="float" office:value="0">
            <text:p>Err:502</text:p>
          </table:table-cell>
          <table:table-cell table:style-name="ce1" table:formula="of:=VALUE(MID(INDIRECT(CONCATENATE(&quot;'Original Results'.$J&quot;; [.S$2]+[.$A12]));1;LEN(INDIRECT(CONCATENATE(&quot;'Original Results'.$J&quot;; [.S$2]+[.$A12]))) - 2))" office:value-type="float" office:value="0">
            <text:p>Err:502</text:p>
          </table:table-cell>
          <table:table-cell table:style-name="ce1" table:formula="of:=TRIM(INDIRECT(CONCATENATE(&quot;'Original Results'.$K&quot;; [.S$2]+[.$A12])))">
            <text:p/>
          </table:table-cell>
          <table:table-cell table:style-name="ce1" table:formula="of:=INDIRECT(CONCATENATE(&quot;'Original Results'.$G&quot;; [.R$2]+[.$A12]))" office:value-type="float" office:value="0">
            <text:p>0</text:p>
          </table:table-cell>
          <table:table-cell table:style-name="ce1" table:formula="of:=INDIRECT(CONCATENATE(&quot;'Original Results'.$H&quot;; [.R$2]+[.$A12]))" office:value-type="float" office:value="0">
            <text:p>0</text:p>
          </table:table-cell>
          <table:table-cell table:style-name="ce1"/>
          <table:table-cell table:style-name="ce1" table:formula="of:=VALUE(MID(INDIRECT(CONCATENATE(&quot;'Original Results'.$F&quot;; [.X$2]+[.$A12]));1;LEN(INDIRECT(CONCATENATE(&quot;'Original Results'.$F&quot;; [.X$2]+[.$A12]))) - 2))" office:value-type="float" office:value="0">
            <text:p>Err:502</text:p>
          </table:table-cell>
          <table:table-cell table:style-name="ce1" table:formula="of:=VALUE(MID(INDIRECT(CONCATENATE(&quot;'Original Results'.$J&quot;; [.Y$2]+[.$A12]));1;LEN(INDIRECT(CONCATENATE(&quot;'Original Results'.$J&quot;; [.Y$2]+[.$A12]))) - 2))" office:value-type="float" office:value="0">
            <text:p>Err:502</text:p>
          </table:table-cell>
          <table:table-cell table:style-name="ce1" table:formula="of:=TRIM(INDIRECT(CONCATENATE(&quot;'Original Results'.$K&quot;; [.Y$2]+[.$A12])))">
            <text:p/>
          </table:table-cell>
          <table:table-cell table:style-name="ce1" table:formula="of:=INDIRECT(CONCATENATE(&quot;'Original Results'.$G&quot;; [.X$2]+[.$A12]))" office:value-type="float" office:value="0">
            <text:p>0</text:p>
          </table:table-cell>
          <table:table-cell table:style-name="ce1" table:formula="of:=INDIRECT(CONCATENATE(&quot;'Original Results'.$H&quot;; [.X$2]+[.$A12]))" office:value-type="float" office:value="0">
            <text:p>0</text:p>
          </table:table-cell>
          <table:table-cell table:style-name="ce1" table:number-columns-repeated="99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table:formula="of:=TRIM(INDIRECT(CONCATENATE(&quot;'Original Results'.$A&quot;; [.F$2]+[.$A13])))" office:value-type="string" office:string-value="KerberosV_autoprops">
            <text:p>KerberosV_autoprops</text:p>
          </table:table-cell>
          <table:table-cell table:style-name="ce1" table:formula="of:=INDIRECT(CONCATENATE(&quot;'Original Results'.$C&quot;; [.F$2]+[.$A13]))" office:value-type="float" office:value="3">
            <text:p>3</text:p>
          </table:table-cell>
          <table:table-cell table:style-name="ce1" table:formula="of:=INDIRECT(CONCATENATE(&quot;'Original Results'.$D&quot;; [.F$2]+[.$A13]))" office:value-type="float" office:value="3">
            <text:p>3</text:p>
          </table:table-cell>
          <table:table-cell table:style-name="ce1" table:formula="of:=INDIRECT(CONCATENATE(&quot;'Original Results'.$E&quot;; [.F$2]+[.$A13]))" office:value-type="float" office:value="1">
            <text:p>1</text:p>
          </table:table-cell>
          <table:table-cell table:style-name="ce1" table:formula="of:=VALUE(MID(INDIRECT(CONCATENATE(&quot;'Original Results'.$F&quot;; [.F$2]+[.$A13]));1;LEN(INDIRECT(CONCATENATE(&quot;'Original Results'.$F&quot;; [.F$2]+[.$A13]))) - 2))" office:value-type="float" office:value="34.021585">
            <text:p>34.02</text:p>
          </table:table-cell>
          <table:table-cell table:style-name="ce1" table:formula="of:=VALUE(MID(INDIRECT(CONCATENATE(&quot;'Original Results'.$J&quot;; [.G$2]+[.$A13]));1;LEN(INDIRECT(CONCATENATE(&quot;'Original Results'.$J&quot;; [.G$2]+[.$A13]))) - 2))" office:value-type="float" office:value="191.487009">
            <text:p>191.49</text:p>
          </table:table-cell>
          <table:table-cell table:style-name="ce1" table:formula="of:=TRIM(INDIRECT(CONCATENATE(&quot;'Original Results'.$K&quot;; [.G$2]+[.$A13])))" office:value-type="string" office:string-value="checked">
            <text:p>checked</text:p>
          </table:table-cell>
          <table:table-cell table:style-name="ce1" table:formula="of:=INDIRECT(CONCATENATE(&quot;'Original Results'.$G&quot;; [.F$2]+[.$A13]))" office:value-type="float" office:value="41">
            <text:p>41</text:p>
          </table:table-cell>
          <table:table-cell table:style-name="ce1" table:formula="of:=INDIRECT(CONCATENATE(&quot;'Original Results'.$H&quot;; [.F$2]+[.$A13]))" office:value-type="float" office:value="36">
            <text:p>36</text:p>
          </table:table-cell>
          <table:table-cell table:style-name="ce1"/>
          <table:table-cell table:style-name="ce1" table:formula="of:=VALUE(MID(INDIRECT(CONCATENATE(&quot;'Original Results'.$F&quot;; [.L$2]+[.$A13]));1;LEN(INDIRECT(CONCATENATE(&quot;'Original Results'.$F&quot;; [.L$2]+[.$A13]))) - 2))" office:value-type="float" office:value="33.860531">
            <text:p>33.86</text:p>
          </table:table-cell>
          <table:table-cell table:style-name="ce1" table:formula="of:=VALUE(MID(INDIRECT(CONCATENATE(&quot;'Original Results'.$J&quot;; [.M$2]+[.$A13]));1;LEN(INDIRECT(CONCATENATE(&quot;'Original Results'.$J&quot;; [.M$2]+[.$A13]))) - 2))" office:value-type="float" office:value="145.567761">
            <text:p>145.57</text:p>
          </table:table-cell>
          <table:table-cell table:style-name="ce1" table:formula="of:=TRIM(INDIRECT(CONCATENATE(&quot;'Original Results'.$K&quot;; [.M$2]+[.$A13])))" office:value-type="string" office:string-value="checked">
            <text:p>checked</text:p>
          </table:table-cell>
          <table:table-cell table:style-name="ce1" table:formula="of:=INDIRECT(CONCATENATE(&quot;'Original Results'.$G&quot;; [.L$2]+[.$A13]))" office:value-type="float" office:value="41">
            <text:p>41</text:p>
          </table:table-cell>
          <table:table-cell table:style-name="ce1" table:formula="of:=INDIRECT(CONCATENATE(&quot;'Original Results'.$H&quot;; [.L$2]+[.$A13]))" office:value-type="float" office:value="36">
            <text:p>36</text:p>
          </table:table-cell>
          <table:table-cell table:style-name="ce1"/>
          <table:table-cell table:style-name="ce1" table:formula="of:=VALUE(MID(INDIRECT(CONCATENATE(&quot;'Original Results'.$F&quot;; [.R$2]+[.$A13]));1;LEN(INDIRECT(CONCATENATE(&quot;'Original Results'.$F&quot;; [.R$2]+[.$A13]))) - 2))" office:value-type="float" office:value="0">
            <text:p>Err:502</text:p>
          </table:table-cell>
          <table:table-cell table:style-name="ce1" table:formula="of:=VALUE(MID(INDIRECT(CONCATENATE(&quot;'Original Results'.$J&quot;; [.S$2]+[.$A13]));1;LEN(INDIRECT(CONCATENATE(&quot;'Original Results'.$J&quot;; [.S$2]+[.$A13]))) - 2))" office:value-type="float" office:value="0">
            <text:p>Err:502</text:p>
          </table:table-cell>
          <table:table-cell table:style-name="ce1" table:formula="of:=TRIM(INDIRECT(CONCATENATE(&quot;'Original Results'.$K&quot;; [.S$2]+[.$A13])))">
            <text:p/>
          </table:table-cell>
          <table:table-cell table:style-name="ce1" table:formula="of:=INDIRECT(CONCATENATE(&quot;'Original Results'.$G&quot;; [.R$2]+[.$A13]))" office:value-type="float" office:value="0">
            <text:p>0</text:p>
          </table:table-cell>
          <table:table-cell table:style-name="ce1" table:formula="of:=INDIRECT(CONCATENATE(&quot;'Original Results'.$H&quot;; [.R$2]+[.$A13]))" office:value-type="float" office:value="0">
            <text:p>0</text:p>
          </table:table-cell>
          <table:table-cell table:style-name="ce1"/>
          <table:table-cell table:style-name="ce1" table:formula="of:=VALUE(MID(INDIRECT(CONCATENATE(&quot;'Original Results'.$F&quot;; [.X$2]+[.$A13]));1;LEN(INDIRECT(CONCATENATE(&quot;'Original Results'.$F&quot;; [.X$2]+[.$A13]))) - 2))" office:value-type="float" office:value="0">
            <text:p>Err:502</text:p>
          </table:table-cell>
          <table:table-cell table:style-name="ce1" table:formula="of:=VALUE(MID(INDIRECT(CONCATENATE(&quot;'Original Results'.$J&quot;; [.Y$2]+[.$A13]));1;LEN(INDIRECT(CONCATENATE(&quot;'Original Results'.$J&quot;; [.Y$2]+[.$A13]))) - 2))" office:value-type="float" office:value="0">
            <text:p>Err:502</text:p>
          </table:table-cell>
          <table:table-cell table:style-name="ce1" table:formula="of:=TRIM(INDIRECT(CONCATENATE(&quot;'Original Results'.$K&quot;; [.Y$2]+[.$A13])))">
            <text:p/>
          </table:table-cell>
          <table:table-cell table:style-name="ce1" table:formula="of:=INDIRECT(CONCATENATE(&quot;'Original Results'.$G&quot;; [.X$2]+[.$A13]))" office:value-type="float" office:value="0">
            <text:p>0</text:p>
          </table:table-cell>
          <table:table-cell table:style-name="ce1" table:formula="of:=INDIRECT(CONCATENATE(&quot;'Original Results'.$H&quot;; [.X$2]+[.$A13]))" office:value-type="float" office:value="0">
            <text:p>0</text:p>
          </table:table-cell>
          <table:table-cell table:style-name="ce1" table:number-columns-repeated="99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table:formula="of:=TRIM(INDIRECT(CONCATENATE(&quot;'Original Results'.$A&quot;; [.F$2]+[.$A14])))" office:value-type="string" office:string-value="KerberosV">
            <text:p>KerberosV</text:p>
          </table:table-cell>
          <table:table-cell table:style-name="ce1" table:formula="of:=INDIRECT(CONCATENATE(&quot;'Original Results'.$C&quot;; [.F$2]+[.$A14]))" office:value-type="float" office:value="12">
            <text:p>12</text:p>
          </table:table-cell>
          <table:table-cell table:style-name="ce1" table:formula="of:=INDIRECT(CONCATENATE(&quot;'Original Results'.$D&quot;; [.F$2]+[.$A14]))" office:value-type="float" office:value="3">
            <text:p>3</text:p>
          </table:table-cell>
          <table:table-cell table:style-name="ce1" table:formula="of:=INDIRECT(CONCATENATE(&quot;'Original Results'.$E&quot;; [.F$2]+[.$A14]))" office:value-type="float" office:value="3">
            <text:p>3</text:p>
          </table:table-cell>
          <table:table-cell table:style-name="ce1" table:formula="of:=VALUE(MID(INDIRECT(CONCATENATE(&quot;'Original Results'.$F&quot;; [.F$2]+[.$A14]));1;LEN(INDIRECT(CONCATENATE(&quot;'Original Results'.$F&quot;; [.F$2]+[.$A14]))) - 2))" office:value-type="float" office:value="2.903349">
            <text:p>2.9</text:p>
          </table:table-cell>
          <table:table-cell table:style-name="ce1" table:formula="of:=VALUE(MID(INDIRECT(CONCATENATE(&quot;'Original Results'.$J&quot;; [.G$2]+[.$A14]));1;LEN(INDIRECT(CONCATENATE(&quot;'Original Results'.$J&quot;; [.G$2]+[.$A14]))) - 2))" office:value-type="float" office:value="177.53057">
            <text:p>177.53</text:p>
          </table:table-cell>
          <table:table-cell table:style-name="ce1" table:formula="of:=TRIM(INDIRECT(CONCATENATE(&quot;'Original Results'.$K&quot;; [.G$2]+[.$A14])))" office:value-type="string" office:string-value="checked">
            <text:p>checked</text:p>
          </table:table-cell>
          <table:table-cell table:style-name="ce1" table:formula="of:=INDIRECT(CONCATENATE(&quot;'Original Results'.$G&quot;; [.F$2]+[.$A14]))" office:value-type="float" office:value="43">
            <text:p>43</text:p>
          </table:table-cell>
          <table:table-cell table:style-name="ce1" table:formula="of:=INDIRECT(CONCATENATE(&quot;'Original Results'.$H&quot;; [.F$2]+[.$A14]))" office:value-type="float" office:value="36">
            <text:p>36</text:p>
          </table:table-cell>
          <table:table-cell table:style-name="ce1"/>
          <table:table-cell table:style-name="ce1" table:formula="of:=VALUE(MID(INDIRECT(CONCATENATE(&quot;'Original Results'.$F&quot;; [.L$2]+[.$A14]));1;LEN(INDIRECT(CONCATENATE(&quot;'Original Results'.$F&quot;; [.L$2]+[.$A14]))) - 2))" office:value-type="float" office:value="2.892756">
            <text:p>2.89</text:p>
          </table:table-cell>
          <table:table-cell table:style-name="ce1" table:formula="of:=VALUE(MID(INDIRECT(CONCATENATE(&quot;'Original Results'.$J&quot;; [.M$2]+[.$A14]));1;LEN(INDIRECT(CONCATENATE(&quot;'Original Results'.$J&quot;; [.M$2]+[.$A14]))) - 2))" office:value-type="float" office:value="132.04585">
            <text:p>132.05</text:p>
          </table:table-cell>
          <table:table-cell table:style-name="ce1" table:formula="of:=TRIM(INDIRECT(CONCATENATE(&quot;'Original Results'.$K&quot;; [.M$2]+[.$A14])))" office:value-type="string" office:string-value="checked">
            <text:p>checked</text:p>
          </table:table-cell>
          <table:table-cell table:style-name="ce1" table:formula="of:=INDIRECT(CONCATENATE(&quot;'Original Results'.$G&quot;; [.L$2]+[.$A14]))" office:value-type="float" office:value="43">
            <text:p>43</text:p>
          </table:table-cell>
          <table:table-cell table:style-name="ce1" table:formula="of:=INDIRECT(CONCATENATE(&quot;'Original Results'.$H&quot;; [.L$2]+[.$A14]))" office:value-type="float" office:value="36">
            <text:p>36</text:p>
          </table:table-cell>
          <table:table-cell table:style-name="ce1"/>
          <table:table-cell table:style-name="ce1" table:formula="of:=VALUE(MID(INDIRECT(CONCATENATE(&quot;'Original Results'.$F&quot;; [.R$2]+[.$A14]));1;LEN(INDIRECT(CONCATENATE(&quot;'Original Results'.$F&quot;; [.R$2]+[.$A14]))) - 2))" office:value-type="float" office:value="0">
            <text:p>Err:502</text:p>
          </table:table-cell>
          <table:table-cell table:style-name="ce1" table:formula="of:=VALUE(MID(INDIRECT(CONCATENATE(&quot;'Original Results'.$J&quot;; [.S$2]+[.$A14]));1;LEN(INDIRECT(CONCATENATE(&quot;'Original Results'.$J&quot;; [.S$2]+[.$A14]))) - 2))" office:value-type="float" office:value="0">
            <text:p>Err:502</text:p>
          </table:table-cell>
          <table:table-cell table:style-name="ce1" table:formula="of:=TRIM(INDIRECT(CONCATENATE(&quot;'Original Results'.$K&quot;; [.S$2]+[.$A14])))">
            <text:p/>
          </table:table-cell>
          <table:table-cell table:style-name="ce1" table:formula="of:=INDIRECT(CONCATENATE(&quot;'Original Results'.$G&quot;; [.R$2]+[.$A14]))" office:value-type="float" office:value="0">
            <text:p>0</text:p>
          </table:table-cell>
          <table:table-cell table:style-name="ce1" table:formula="of:=INDIRECT(CONCATENATE(&quot;'Original Results'.$H&quot;; [.R$2]+[.$A14]))" office:value-type="float" office:value="0">
            <text:p>0</text:p>
          </table:table-cell>
          <table:table-cell table:style-name="ce1"/>
          <table:table-cell table:style-name="ce1" table:formula="of:=VALUE(MID(INDIRECT(CONCATENATE(&quot;'Original Results'.$F&quot;; [.X$2]+[.$A14]));1;LEN(INDIRECT(CONCATENATE(&quot;'Original Results'.$F&quot;; [.X$2]+[.$A14]))) - 2))" office:value-type="float" office:value="0">
            <text:p>Err:502</text:p>
          </table:table-cell>
          <table:table-cell table:style-name="ce1" table:formula="of:=VALUE(MID(INDIRECT(CONCATENATE(&quot;'Original Results'.$J&quot;; [.Y$2]+[.$A14]));1;LEN(INDIRECT(CONCATENATE(&quot;'Original Results'.$J&quot;; [.Y$2]+[.$A14]))) - 2))" office:value-type="float" office:value="0">
            <text:p>Err:502</text:p>
          </table:table-cell>
          <table:table-cell table:style-name="ce1" table:formula="of:=TRIM(INDIRECT(CONCATENATE(&quot;'Original Results'.$K&quot;; [.Y$2]+[.$A14])))">
            <text:p/>
          </table:table-cell>
          <table:table-cell table:style-name="ce1" table:formula="of:=INDIRECT(CONCATENATE(&quot;'Original Results'.$G&quot;; [.X$2]+[.$A14]))" office:value-type="float" office:value="0">
            <text:p>0</text:p>
          </table:table-cell>
          <table:table-cell table:style-name="ce1" table:formula="of:=INDIRECT(CONCATENATE(&quot;'Original Results'.$H&quot;; [.X$2]+[.$A14]))" office:value-type="float" office:value="0">
            <text:p>0</text:p>
          </table:table-cell>
          <table:table-cell table:style-name="ce1" table:number-columns-repeated="996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table:style-name="ce5" office:value-type="string">
            <text:p>Parallel Speedup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table:style-name="ce6" table:formula="of:=[.B3]" office:value-type="string" office:string-value="Protocol">
            <text:p>Protocol</text:p>
          </table:table-cell>
          <table:table-cell table:style-name="ce6" office:value-type="string">
            <text:p>single</text:p>
          </table:table-cell>
          <table:table-cell table:style-name="ce6" office:value-type="string">
            <text:p>multi</text:p>
          </table:table-cell>
          <table:table-cell table:style-name="ce6" office:value-type="string">
            <text:p>abs. Speedup</text:p>
          </table:table-cell>
          <table:table-cell table:style-name="ce6" office:value-type="string">
            <text:p>rel. Speedup</text:p>
          </table:table-cell>
          <table:table-cell table:number-columns-repeated="1018"/>
        </table:table-row>
        <table:table-row table:style-name="ro1">
          <table:table-cell/>
          <table:table-cell table:formula="of:=[.B4]" office:value-type="string" office:string-value="Andrew">
            <text:p>Andrew</text:p>
          </table:table-cell>
          <table:table-cell table:style-name="Default" table:formula="of:=[.G4]" office:value-type="float" office:value="12.965516">
            <text:p>12.97</text:p>
          </table:table-cell>
          <table:table-cell table:style-name="Default" table:formula="of:=[.M4]" office:value-type="float" office:value="11.055646">
            <text:p>11.06</text:p>
          </table:table-cell>
          <table:table-cell table:style-name="Default" table:formula="of:=[.C19]-[.D19]" office:value-type="float" office:value="1.90987">
            <text:p>1.91</text:p>
          </table:table-cell>
          <table:table-cell table:style-name="ce9" table:formula="of:=[.E19]/[.C19]" office:value-type="percentage" office:value="0.147303817295046">
            <text:p>14.73%</text:p>
          </table:table-cell>
          <table:table-cell table:number-columns-repeated="1018"/>
        </table:table-row>
        <table:table-row table:style-name="ro1">
          <table:table-cell/>
          <table:table-cell table:formula="of:=[.B5]" office:value-type="string" office:string-value="Bilateral-Key_Exchange">
            <text:p>Bilateral-Key_Exchange</text:p>
          </table:table-cell>
          <table:table-cell table:style-name="Default" table:formula="of:=[.G5]" office:value-type="float" office:value="16.285306">
            <text:p>16.29</text:p>
          </table:table-cell>
          <table:table-cell table:style-name="Default" table:formula="of:=[.M5]" office:value-type="float" office:value="12.813533">
            <text:p>12.81</text:p>
          </table:table-cell>
          <table:table-cell table:style-name="Default" table:formula="of:=[.C20]-[.D20]" office:value-type="float" office:value="3.471773">
            <text:p>3.47</text:p>
          </table:table-cell>
          <table:table-cell table:style-name="ce9" table:formula="of:=[.E20]/[.C20]" office:value-type="percentage" office:value="0.213184388429668">
            <text:p>21.32%</text:p>
          </table:table-cell>
          <table:table-cell table:number-columns-repeated="1018"/>
        </table:table-row>
        <table:table-row table:style-name="ro1">
          <table:table-cell/>
          <table:table-cell table:formula="of:=[.B6]" office:value-type="string" office:string-value="Denning-Sacco">
            <text:p>Denning-Sacco</text:p>
          </table:table-cell>
          <table:table-cell table:style-name="Default" table:formula="of:=[.G6]" office:value-type="float" office:value="71.923398">
            <text:p>71.92</text:p>
          </table:table-cell>
          <table:table-cell table:style-name="Default" table:formula="of:=[.M6]" office:value-type="float" office:value="55.024993">
            <text:p>55.02</text:p>
          </table:table-cell>
          <table:table-cell table:style-name="Default" table:formula="of:=[.C21]-[.D21]" office:value-type="float" office:value="16.898405">
            <text:p>16.9</text:p>
          </table:table-cell>
          <table:table-cell table:style-name="ce9" table:formula="of:=[.E21]/[.C21]" office:value-type="percentage" office:value="0.234950036704328">
            <text:p>23.50%</text:p>
          </table:table-cell>
          <table:table-cell table:number-columns-repeated="1018"/>
        </table:table-row>
        <table:table-row table:style-name="ro1">
          <table:table-cell/>
          <table:table-cell table:formula="of:=[.B7]" office:value-type="string" office:string-value="nsl">
            <text:p>nsl</text:p>
          </table:table-cell>
          <table:table-cell table:style-name="Default" table:formula="of:=[.G7]" office:value-type="float" office:value="14.621604">
            <text:p>14.62</text:p>
          </table:table-cell>
          <table:table-cell table:style-name="Default" table:formula="of:=[.M7]" office:value-type="float" office:value="11.986329">
            <text:p>11.99</text:p>
          </table:table-cell>
          <table:table-cell table:style-name="Default" table:formula="of:=[.C22]-[.D22]" office:value-type="float" office:value="2.635275">
            <text:p>2.64</text:p>
          </table:table-cell>
          <table:table-cell table:style-name="ce9" table:formula="of:=[.E22]/[.C22]" office:value-type="percentage" office:value="0.180231594290202">
            <text:p>18.02%</text:p>
          </table:table-cell>
          <table:table-cell table:number-columns-repeated="1018"/>
        </table:table-row>
        <table:table-row table:style-name="ro1">
          <table:table-cell/>
          <table:table-cell table:formula="of:=[.B8]" office:value-type="string" office:string-value="tls-simplified">
            <text:p>tls-simplified</text:p>
          </table:table-cell>
          <table:table-cell table:style-name="Default" table:formula="of:=[.G8]" office:value-type="float" office:value="18.65827">
            <text:p>18.66</text:p>
          </table:table-cell>
          <table:table-cell table:style-name="Default" table:formula="of:=[.M8]" office:value-type="float" office:value="15.210843">
            <text:p>15.21</text:p>
          </table:table-cell>
          <table:table-cell table:style-name="Default" table:formula="of:=[.C23]-[.D23]" office:value-type="float" office:value="3.447427">
            <text:p>3.45</text:p>
          </table:table-cell>
          <table:table-cell table:style-name="ce9" table:formula="of:=[.E23]/[.C23]" office:value-type="percentage" office:value="0.184766701307249">
            <text:p>18.48%</text:p>
          </table:table-cell>
          <table:table-cell table:number-columns-repeated="1018"/>
        </table:table-row>
        <table:table-row table:style-name="ro1">
          <table:table-cell/>
          <table:table-cell table:formula="of:=[.B9]" office:value-type="string" office:string-value="WideMouthFrog">
            <text:p>WideMouthFrog</text:p>
          </table:table-cell>
          <table:table-cell table:style-name="Default" table:formula="of:=[.G9]" office:value-type="float" office:value="17.758569">
            <text:p>17.76</text:p>
          </table:table-cell>
          <table:table-cell table:style-name="Default" table:formula="of:=[.M9]" office:value-type="float" office:value="15.207953">
            <text:p>15.21</text:p>
          </table:table-cell>
          <table:table-cell table:style-name="Default" table:formula="of:=[.C24]-[.D24]" office:value-type="float" office:value="2.550616">
            <text:p>2.55</text:p>
          </table:table-cell>
          <table:table-cell table:style-name="ce9" table:formula="of:=[.E24]/[.C24]" office:value-type="percentage" office:value="0.143627338441515">
            <text:p>14.36%</text:p>
          </table:table-cell>
          <table:table-cell table:number-columns-repeated="1018"/>
        </table:table-row>
        <table:table-row table:style-name="ro1">
          <table:table-cell/>
          <table:table-cell table:formula="of:=[.B10]" office:value-type="string" office:string-value="TLS_paulson">
            <text:p>TLS_paulson</text:p>
          </table:table-cell>
          <table:table-cell table:style-name="Default" table:formula="of:=[.G10]" office:value-type="float" office:value="101.108147">
            <text:p>101.11</text:p>
          </table:table-cell>
          <table:table-cell table:style-name="Default" table:formula="of:=[.M10]" office:value-type="float" office:value="75.604641">
            <text:p>75.6</text:p>
          </table:table-cell>
          <table:table-cell table:style-name="Default" table:formula="of:=[.C25]-[.D25]" office:value-type="float" office:value="25.503506">
            <text:p>25.5</text:p>
          </table:table-cell>
          <table:table-cell table:style-name="ce9" table:formula="of:=[.E25]/[.C25]" office:value-type="percentage" office:value="0.252239871431923">
            <text:p>25.22%</text:p>
          </table:table-cell>
          <table:table-cell table:number-columns-repeated="1018"/>
        </table:table-row>
        <table:table-row table:style-name="ro1">
          <table:table-cell/>
          <table:table-cell table:formula="of:=[.B11]" office:value-type="string" office:string-value="Yahalom2">
            <text:p>Yahalom2</text:p>
          </table:table-cell>
          <table:table-cell table:style-name="Default" table:formula="of:=[.G11]" office:value-type="float" office:value="36.446706">
            <text:p>36.45</text:p>
          </table:table-cell>
          <table:table-cell table:style-name="Default" table:formula="of:=[.M11]" office:value-type="float" office:value="28.099982">
            <text:p>28.1</text:p>
          </table:table-cell>
          <table:table-cell table:style-name="Default" table:formula="of:=[.C26]-[.D26]" office:value-type="float" office:value="8.346724">
            <text:p>8.35</text:p>
          </table:table-cell>
          <table:table-cell table:style-name="ce9" table:formula="of:=[.E26]/[.C26]" office:value-type="percentage" office:value="0.229011752118285">
            <text:p>22.90%</text:p>
          </table:table-cell>
          <table:table-cell table:number-columns-repeated="1018"/>
        </table:table-row>
        <table:table-row table:style-name="ro1">
          <table:table-cell/>
          <table:table-cell table:formula="of:=[.B12]" office:value-type="string" office:string-value="TLS_paulson">
            <text:p>TLS_paulson</text:p>
          </table:table-cell>
          <table:table-cell table:style-name="Default" table:formula="of:=[.G12]" office:value-type="float" office:value="101.108147">
            <text:p>101.11</text:p>
          </table:table-cell>
          <table:table-cell table:style-name="Default" table:formula="of:=[.M12]" office:value-type="float" office:value="75.604641">
            <text:p>75.6</text:p>
          </table:table-cell>
          <table:table-cell table:style-name="Default" table:formula="of:=[.C27]-[.D27]" office:value-type="float" office:value="25.503506">
            <text:p>25.5</text:p>
          </table:table-cell>
          <table:table-cell table:style-name="ce9" table:formula="of:=[.E27]/[.C27]" office:value-type="percentage" office:value="0.252239871431923">
            <text:p>25.22%</text:p>
          </table:table-cell>
          <table:table-cell table:number-columns-repeated="1018"/>
        </table:table-row>
        <table:table-row table:style-name="ro1">
          <table:table-cell/>
          <table:table-cell table:formula="of:=[.B13]" office:value-type="string" office:string-value="KerberosV_autoprops">
            <text:p>KerberosV_autoprops</text:p>
          </table:table-cell>
          <table:table-cell table:style-name="Default" table:formula="of:=[.G13]" office:value-type="float" office:value="191.487009">
            <text:p>191.49</text:p>
          </table:table-cell>
          <table:table-cell table:style-name="Default" table:formula="of:=[.M13]" office:value-type="float" office:value="145.567761">
            <text:p>145.57</text:p>
          </table:table-cell>
          <table:table-cell table:style-name="Default" table:formula="of:=[.C28]-[.D28]" office:value-type="float" office:value="45.919248">
            <text:p>45.92</text:p>
          </table:table-cell>
          <table:table-cell table:style-name="ce9" table:formula="of:=[.E28]/[.C28]" office:value-type="percentage" office:value="0.239803463638622">
            <text:p>23.98%</text:p>
          </table:table-cell>
          <table:table-cell table:number-columns-repeated="1018"/>
        </table:table-row>
        <table:table-row table:style-name="ro1">
          <table:table-cell/>
          <table:table-cell table:formula="of:=[.B14]" office:value-type="string" office:string-value="KerberosV">
            <text:p>KerberosV</text:p>
          </table:table-cell>
          <table:table-cell table:style-name="Default" table:formula="of:=[.G14]" office:value-type="float" office:value="177.53057">
            <text:p>177.53</text:p>
          </table:table-cell>
          <table:table-cell table:style-name="Default" table:formula="of:=[.M14]" office:value-type="float" office:value="132.04585">
            <text:p>132.05</text:p>
          </table:table-cell>
          <table:table-cell table:style-name="Default" table:formula="of:=[.C29]-[.D29]" office:value-type="float" office:value="45.48472">
            <text:p>45.48</text:p>
          </table:table-cell>
          <table:table-cell table:style-name="ce9" table:formula="of:=[.E29]/[.C29]" office:value-type="percentage" office:value="0.256207818180272">
            <text:p>25.62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table:style-name="ce7" office:value-type="string">
            <text:p>Average</text:p>
          </table:table-cell>
          <table:table-cell table:style-name="Default" table:number-columns-repeated="3"/>
          <table:table-cell table:style-name="Default" table:formula="of:=AVERAGE([.F19:.F29])" office:value-type="percentage" office:value="0.212142423024458">
            <text:p>21.21%</text:p>
          </table:table-cell>
          <table:table-cell table:number-columns-repeated="1018"/>
        </table:table-row>
        <table:table-row table:style-name="ro1">
          <table:table-cell/>
          <table:table-cell table:style-name="ce6" table:number-columns-repeated="5"/>
          <table:table-cell table:number-columns-repeated="1018"/>
        </table:table-row>
        <table:table-row table:style-name="ro1" table:number-rows-repeated="10">
          <table:table-cell table:number-columns-repeated="6"/>
          <table:table-cell table:style-name="ce8" table:number-columns-repeated="4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table:style-name="ce5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table:style-name="ce6" table:number-columns-repeated="5"/>
          <table:table-cell table:number-columns-repeated="1018"/>
        </table:table-row>
        <table:table-row table:style-name="ro1" table:number-rows-repeated="10">
          <table:table-cell table:number-columns-repeated="6"/>
          <table:table-cell table:style-name="ce8" table:number-columns-repeated="4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table:style-name="ce5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table:style-name="ce6" table:number-columns-repeated="5"/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table:style-name="ce5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table:style-name="ce6" table:number-columns-repeated="5"/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s table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ce10"/>
        <table:table-column table:style-name="co2" table:default-cell-style-name="ce11"/>
        <table:table-row table:style-name="ro1">
          <table:table-cell table:formula="of:=['Base Data'.B3]" office:value-type="string" office:string-value="Protocol">
            <text:p>Protocol</text:p>
          </table:table-cell>
          <table:table-cell table:formula="of:=['Base Data'.C3]" office:value-type="string" office:string-value="#sec">
            <text:p>#sec</text:p>
          </table:table-cell>
          <table:table-cell table:formula="of:=['Base Data'.D3]" office:value-type="string" office:string-value="#auth">
            <text:p>#auth</text:p>
          </table:table-cell>
          <table:table-cell table:style-name="Default" table:formula="of:=['Base Data'.F3]" office:value-type="string" office:string-value="generation">
            <text:p>generation</text:p>
          </table:table-cell>
          <table:table-cell table:style-name="Default" table:formula="of:=['Base Data'.G3]" office:value-type="string" office:string-value="checking">
            <text:p>checking</text:p>
          </table:table-cell>
        </table:table-row>
        <table:table-row table:style-name="ro1">
          <table:table-cell table:formula="of:=['Base Data'.B4]" office:value-type="string" office:string-value="Andrew">
            <text:p>Andrew</text:p>
          </table:table-cell>
          <table:table-cell table:formula="of:=['Base Data'.C4]" office:value-type="float" office:value="2">
            <text:p>2</text:p>
          </table:table-cell>
          <table:table-cell table:formula="of:=['Base Data'.D4]" office:value-type="float" office:value="2">
            <text:p>2</text:p>
          </table:table-cell>
          <table:table-cell table:formula="of:=['Base Data'.F4]" office:value-type="currency" office:currency="s" office:value="0.031163">
            <text:p>0.03s</text:p>
          </table:table-cell>
          <table:table-cell table:formula="of:=['Base Data'.G4]" office:value-type="currency" office:currency="s" office:value="12.965516">
            <text:p>13s</text:p>
          </table:table-cell>
        </table:table-row>
        <table:table-row table:style-name="ro1">
          <table:table-cell table:formula="of:=['Base Data'.B5]" office:value-type="string" office:string-value="Bilateral-Key_Exchange">
            <text:p>Bilateral-Key_Exchange</text:p>
          </table:table-cell>
          <table:table-cell table:formula="of:=['Base Data'.C5]" office:value-type="float" office:value="2">
            <text:p>2</text:p>
          </table:table-cell>
          <table:table-cell table:formula="of:=['Base Data'.D5]" office:value-type="float" office:value="2">
            <text:p>2</text:p>
          </table:table-cell>
          <table:table-cell table:formula="of:=['Base Data'.F5]" office:value-type="currency" office:currency="s" office:value="0.02373">
            <text:p>0.02s</text:p>
          </table:table-cell>
          <table:table-cell table:formula="of:=['Base Data'.G5]" office:value-type="currency" office:currency="s" office:value="16.285306">
            <text:p>16s</text:p>
          </table:table-cell>
        </table:table-row>
        <table:table-row table:style-name="ro1">
          <table:table-cell table:formula="of:=['Base Data'.B6]" office:value-type="string" office:string-value="Denning-Sacco">
            <text:p>Denning-Sacco</text:p>
          </table:table-cell>
          <table:table-cell table:formula="of:=['Base Data'.C6]" office:value-type="float" office:value="2">
            <text:p>2</text:p>
          </table:table-cell>
          <table:table-cell table:formula="of:=['Base Data'.D6]" office:value-type="float" office:value="2">
            <text:p>2</text:p>
          </table:table-cell>
          <table:table-cell table:formula="of:=['Base Data'.F6]" office:value-type="currency" office:currency="s" office:value="0.382805">
            <text:p>0.38s</text:p>
          </table:table-cell>
          <table:table-cell table:formula="of:=['Base Data'.G6]" office:value-type="currency" office:currency="s" office:value="71.923398">
            <text:p>72s</text:p>
          </table:table-cell>
        </table:table-row>
        <table:table-row table:style-name="ro1">
          <table:table-cell table:formula="of:=['Base Data'.B7]" office:value-type="string" office:string-value="nsl">
            <text:p>nsl</text:p>
          </table:table-cell>
          <table:table-cell table:formula="of:=['Base Data'.C7]" office:value-type="float" office:value="4">
            <text:p>4</text:p>
          </table:table-cell>
          <table:table-cell table:formula="of:=['Base Data'.D7]" office:value-type="float" office:value="2">
            <text:p>2</text:p>
          </table:table-cell>
          <table:table-cell table:formula="of:=['Base Data'.F7]" office:value-type="currency" office:currency="s" office:value="0.035129">
            <text:p>0.04s</text:p>
          </table:table-cell>
          <table:table-cell table:formula="of:=['Base Data'.G7]" office:value-type="currency" office:currency="s" office:value="14.621604">
            <text:p>15s</text:p>
          </table:table-cell>
        </table:table-row>
        <table:table-row table:style-name="ro1">
          <table:table-cell table:formula="of:=['Base Data'.B8]" office:value-type="string" office:string-value="tls-simplified">
            <text:p>tls-simplified</text:p>
          </table:table-cell>
          <table:table-cell table:formula="of:=['Base Data'.C8]" office:value-type="float" office:value="4">
            <text:p>4</text:p>
          </table:table-cell>
          <table:table-cell table:formula="of:=['Base Data'.D8]" office:value-type="float" office:value="1">
            <text:p>1</text:p>
          </table:table-cell>
          <table:table-cell table:formula="of:=['Base Data'.F8]" office:value-type="currency" office:currency="s" office:value="0.135668">
            <text:p>0.14s</text:p>
          </table:table-cell>
          <table:table-cell table:formula="of:=['Base Data'.G8]" office:value-type="currency" office:currency="s" office:value="18.65827">
            <text:p>19s</text:p>
          </table:table-cell>
        </table:table-row>
        <table:table-row table:style-name="ro1">
          <table:table-cell table:formula="of:=['Base Data'.B9]" office:value-type="string" office:string-value="WideMouthFrog">
            <text:p>WideMouthFrog</text:p>
          </table:table-cell>
          <table:table-cell table:formula="of:=['Base Data'.C9]" office:value-type="float" office:value="2">
            <text:p>2</text:p>
          </table:table-cell>
          <table:table-cell table:formula="of:=['Base Data'.D9]" office:value-type="float" office:value="1">
            <text:p>1</text:p>
          </table:table-cell>
          <table:table-cell table:formula="of:=['Base Data'.F9]" office:value-type="currency" office:currency="s" office:value="0.05824">
            <text:p>0.06s</text:p>
          </table:table-cell>
          <table:table-cell table:formula="of:=['Base Data'.G9]" office:value-type="currency" office:currency="s" office:value="17.758569">
            <text:p>18s</text:p>
          </table:table-cell>
        </table:table-row>
        <table:table-row table:style-name="ro1">
          <table:table-cell table:formula="of:=['Base Data'.B10]" office:value-type="string" office:string-value="TLS_paulson">
            <text:p>TLS_paulson</text:p>
          </table:table-cell>
          <table:table-cell table:formula="of:=['Base Data'.C10]" office:value-type="float" office:value="4">
            <text:p>4</text:p>
          </table:table-cell>
          <table:table-cell table:formula="of:=['Base Data'.D10]" office:value-type="float" office:value="2">
            <text:p>2</text:p>
          </table:table-cell>
          <table:table-cell table:formula="of:=['Base Data'.F10]" office:value-type="currency" office:currency="s" office:value="0.33181">
            <text:p>0.33s</text:p>
          </table:table-cell>
          <table:table-cell table:formula="of:=['Base Data'.G10]" office:value-type="currency" office:currency="s" office:value="101.108147">
            <text:p>101s</text:p>
          </table:table-cell>
        </table:table-row>
        <table:table-row table:style-name="ro1">
          <table:table-cell table:formula="of:=['Base Data'.B11]" office:value-type="string" office:string-value="Yahalom2">
            <text:p>Yahalom2</text:p>
          </table:table-cell>
          <table:table-cell table:formula="of:=['Base Data'.C11]" office:value-type="float" office:value="2">
            <text:p>2</text:p>
          </table:table-cell>
          <table:table-cell table:formula="of:=['Base Data'.D11]" office:value-type="float" office:value="2">
            <text:p>2</text:p>
          </table:table-cell>
          <table:table-cell table:formula="of:=['Base Data'.F11]" office:value-type="currency" office:currency="s" office:value="0.176046">
            <text:p>0.18s</text:p>
          </table:table-cell>
          <table:table-cell table:formula="of:=['Base Data'.G11]" office:value-type="currency" office:currency="s" office:value="36.446706">
            <text:p>36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4" number:min-integer-digits="1"/>
    </number:number-style>
    <number:number-style style:name="N109">
      <style:text-properties fo:color="#ff0000"/>
      <number:text>-</number:text>
      <number:number number:decimal-places="4" number:min-integer-digits="1"/>
      <style:map style:condition="value()&gt;=0" style:apply-style-name="N109P0"/>
    </number:number-style>
    <number:number-style style:name="N111P0" style:volatile="true">
      <number:number number:decimal-places="6" number:min-integer-digits="1"/>
    </number:number-style>
    <number:number-style style:name="N111">
      <style:text-properties fo:color="#ff0000"/>
      <number:text>-</number:text>
      <number:number number:decimal-places="6" number:min-integer-digits="1"/>
      <style:map style:condition="value()&gt;=0" style:apply-style-name="N111P0"/>
    </number:number-style>
    <number:currency-style style:name="N112">
      <number:currency-symbol>s</number:currency-symbol>
    </number:currency-style>
    <number:currency-style style:name="N113">
      <number:number number:decimal-places="0" number:min-integer-digits="1"/>
      <number:currency-symbol>s</number:currency-symbol>
    </number:currency-style>
    <number:currency-style style:name="N114">
      <number:number number:decimal-places="2" number:min-integer-digits="1"/>
      <number:currency-symbol>s</number:currency-symbol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31">31.01.2010</text:date>, <text:time>20:2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9T08:29:01</meta:creation-date>
    <dc:date>2010-01-31T20:23:24</dc:date>
    <meta:editing-duration>PT16H33M52S</meta:editing-duration>
    <meta:editing-cycles>20</meta:editing-cycles>
    <meta:generator>OpenOffice.org/3.1$Linux OpenOffice.org_project/310m19$Build-9420</meta:generator>
    <meta:document-statistic meta:table-count="3" meta:cell-count="698" meta:object-count="0"/>
  </office:meta>
</office:document-meta>
</file>